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Przytatnk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ciszkańska / Bosmańska</text:p>
          </table:table-cell>
          <table:table-cell office:value-type="string">
            <text:p>Bon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ńcowa / ORLEN</text:p>
          </table:table-cell>
          <table:table-cell office:value-type="string">
            <text:p>Bonin / Szko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ska / Krańcowa</text:p>
          </table:table-cell>
          <table:table-cell office:value-type="string">
            <text:p>Kretomino / Familij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rska / Przemysłowa</text:p>
          </table:table-cell>
          <table:table-cell office:value-type="string">
            <text:p>Kretomino / Porzeczkow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rska / Kazel</text:p>
          </table:table-cell>
          <table:table-cell office:value-type="string">
            <text:p>Raduszka / Kaczeńców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worzec PKP</text:p>
          </table:table-cell>
          <table:table-cell office:value-type="string">
            <text:p>Raduszk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wycięstwa / Krakusa i Wandy</text:p>
          </table:table-cell>
          <table:table-cell office:value-type="string">
            <text:p>Raduszka / Konwali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 Maja / Bank</text:p>
          </table:table-cell>
          <table:table-cell office:value-type="string">
            <text:p>Kretomino / Agrestow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ieźnieńska / Połczyńska</text:p>
          </table:table-cell>
          <table:table-cell office:value-type="string">
            <text:p>Kretomino / Kościel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nieźnieńska / Szkoła</text:p>
          </table:table-cell>
          <table:table-cell office:value-type="string">
            <text:p>Kretomino / Skrzyżowani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nieźnieńska / Strażacka</text:p>
          </table:table-cell>
          <table:table-cell office:value-type="string">
            <text:p>Kretomin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nieźnieńska / Cmentarz</text:p>
          </table:table-cell>
          <table:table-cell office:value-type="string">
            <text:p>Gnieźnieńska / Diamentow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Wilkow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nieźnieńska / Okrężna</text:p>
          </table:table-cell>
          <table:table-cell office:value-type="string">
            <text:p>Gnieźnieńska / Cmentarz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retomino / Familijna</text:p>
          </table:table-cell>
          <table:table-cell office:value-type="string">
            <text:p>Gnieźnieńska / Atriu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retomino / Porzeczkowa</text:p>
          </table:table-cell>
          <table:table-cell office:value-type="string">
            <text:p>Gnieźnieńska / 4 Marc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aduszka/Kaczeńców</text:p>
          </table:table-cell>
          <table:table-cell office:value-type="string">
            <text:p>Gnieźnieńska / Modrzejewskiej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aduszka</text:p>
          </table:table-cell>
          <table:table-cell office:value-type="string">
            <text:p>I Maja / Anders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aduszka / Konwalii</text:p>
          </table:table-cell>
          <table:table-cell office:value-type="string">
            <text:p>Rynek Staromiejski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retomino / Agrestowa</text:p>
          </table:table-cell>
          <table:table-cell office:value-type="string">
            <text:p>Dworzec PKP / Bank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retomino / Kościelna</text:p>
          </table:table-cell>
          <table:table-cell office:value-type="string">
            <text:p>Morska / Bohaterów Warszawy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retomino / Skrzyżowanie</text:p>
          </table:table-cell>
          <table:table-cell office:value-type="string">
            <text:p>Energetyków / Morsk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onin / Szkoła</text:p>
          </table:table-cell>
          <table:table-cell office:value-type="string">
            <text:p>Franciszkańska / Energetyków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kierunek</text:p>
          </table:table-cell>
          <table:covered-table-cell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Franciszkańska / Bosmańska</text:p>
          </table:table-cell>
          <table:table-cell table:style-name="Default" table:number-columns-repeated="4"/>
          <table:table-cell table:number-columns-repeated="3"/>
          <table:table-cell office:value-type="string">
            <text:p>10:35</text:p>
          </table:table-cell>
          <table:table-cell table:style-name="Default"/>
          <table:table-cell office:value-type="string">
            <text:p>12:35</text:p>
          </table:table-cell>
          <table:table-cell table:number-columns-repeated="3"/>
          <table:table-cell table:style-name="Default" table:number-columns-repeated="2"/>
          <table:table-cell office:value-type="string">
            <text:p>15:55</text:p>
          </table:table-cell>
          <table:table-cell table:style-name="Default"/>
          <table:table-cell office:value-type="string">
            <text:p>17:35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Krańcowa / ORLEN</text:p>
          </table:table-cell>
          <table:table-cell table:style-name="Default" table:number-columns-repeated="4"/>
          <table:table-cell table:number-columns-repeated="3"/>
          <table:table-cell office:value-type="string">
            <text:p>10:37</text:p>
          </table:table-cell>
          <table:table-cell table:style-name="Default"/>
          <table:table-cell office:value-type="string">
            <text:p>12:37</text:p>
          </table:table-cell>
          <table:table-cell table:number-columns-repeated="3"/>
          <table:table-cell table:style-name="Default" table:number-columns-repeated="2"/>
          <table:table-cell office:value-type="string">
            <text:p>15:57</text:p>
          </table:table-cell>
          <table:table-cell table:style-name="Default"/>
          <table:table-cell office:value-type="string">
            <text:p>17:37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Morska / Krańcowa</text:p>
          </table:table-cell>
          <table:table-cell table:style-name="Default" table:number-columns-repeated="4"/>
          <table:table-cell table:number-columns-repeated="3"/>
          <table:table-cell office:value-type="string">
            <text:p>10:39</text:p>
          </table:table-cell>
          <table:table-cell table:style-name="Default"/>
          <table:table-cell office:value-type="string">
            <text:p>12:39</text:p>
          </table:table-cell>
          <table:table-cell table:number-columns-repeated="3"/>
          <table:table-cell table:style-name="Default" table:number-columns-repeated="2"/>
          <table:table-cell office:value-type="string">
            <text:p>15:59</text:p>
          </table:table-cell>
          <table:table-cell table:style-name="Default"/>
          <table:table-cell office:value-type="string">
            <text:p>17:39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Morska / Przemysłowa</text:p>
          </table:table-cell>
          <table:table-cell table:style-name="Default" table:number-columns-repeated="4"/>
          <table:table-cell table:number-columns-repeated="3"/>
          <table:table-cell office:value-type="string">
            <text:p>10:40</text:p>
          </table:table-cell>
          <table:table-cell table:style-name="Default"/>
          <table:table-cell office:value-type="string">
            <text:p>12:40</text:p>
          </table:table-cell>
          <table:table-cell table:number-columns-repeated="3"/>
          <table:table-cell table:style-name="Default" table:number-columns-repeated="2"/>
          <table:table-cell office:value-type="string">
            <text:p>16:00</text:p>
          </table:table-cell>
          <table:table-cell table:style-name="Default"/>
          <table:table-cell office:value-type="string">
            <text:p>17:40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Morska / Kazel</text:p>
          </table:table-cell>
          <table:table-cell table:style-name="Default" table:number-columns-repeated="4"/>
          <table:table-cell table:number-columns-repeated="3"/>
          <table:table-cell office:value-type="string">
            <text:p>10:42</text:p>
          </table:table-cell>
          <table:table-cell table:style-name="Default"/>
          <table:table-cell office:value-type="string">
            <text:p>12:42</text:p>
          </table:table-cell>
          <table:table-cell table:number-columns-repeated="3"/>
          <table:table-cell table:style-name="Default" table:number-columns-repeated="2"/>
          <table:table-cell office:value-type="string">
            <text:p>16:02</text:p>
          </table:table-cell>
          <table:table-cell table:style-name="Default"/>
          <table:table-cell office:value-type="string">
            <text:p>17:42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Dworzec PKP</text:p>
          </table:table-cell>
          <table:table-cell office:value-type="string">
            <text:p>5:52</text:p>
          </table:table-cell>
          <table:table-cell office:value-type="string">
            <text:p>6:10v</text:p>
          </table:table-cell>
          <table:table-cell office:value-type="string">
            <text:p>6:52</text:p>
          </table:table-cell>
          <table:table-cell office:value-type="string">
            <text:p>7:22BvG</text:p>
          </table:table-cell>
          <table:table-cell office:value-type="string">
            <text:p>7:37BZ</text:p>
          </table:table-cell>
          <table:table-cell office:value-type="string">
            <text:p>8:42</text:p>
          </table:table-cell>
          <table:table-cell office:value-type="string">
            <text:p>9:42</text:p>
          </table:table-cell>
          <table:table-cell office:value-type="string">
            <text:p>10:45</text:p>
          </table:table-cell>
          <table:table-cell office:value-type="string">
            <text:p>11:42</text:p>
          </table:table-cell>
          <table:table-cell office:value-type="string">
            <text:p>12:45</text:p>
          </table:table-cell>
          <table:table-cell office:value-type="string">
            <text:p>13:12BG</text:p>
          </table:table-cell>
          <table:table-cell office:value-type="string">
            <text:p>13:42</text:p>
          </table:table-cell>
          <table:table-cell office:value-type="string">
            <text:p>14:07BG</text:p>
          </table:table-cell>
          <table:table-cell office:value-type="string">
            <text:p>14:42b</text:p>
          </table:table-cell>
          <table:table-cell office:value-type="string">
            <text:p>15:32</text:p>
          </table:table-cell>
          <table:table-cell office:value-type="string">
            <text:p>16:05</text:p>
          </table:table-cell>
          <table:table-cell office:value-type="string">
            <text:p>16:47v</text:p>
          </table:table-cell>
          <table:table-cell office:value-type="string">
            <text:p>17:44v</text:p>
          </table:table-cell>
          <table:table-cell office:value-type="string">
            <text:p>18:37</text:p>
          </table:table-cell>
          <table:table-cell office:value-type="string">
            <text:p>19:22</text:p>
          </table:table-cell>
          <table:table-cell office:value-type="string">
            <text:p>20:37</text:p>
          </table:table-cell>
          <table:table-cell office:value-type="string">
            <text:p>21:32</text:p>
          </table:table-cell>
          <table:table-cell office:value-type="string">
            <text:p>22:37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5:54</text:p>
          </table:table-cell>
          <table:table-cell office:value-type="string">
            <text:p>6:12v</text:p>
          </table:table-cell>
          <table:table-cell office:value-type="string">
            <text:p>6:54</text:p>
          </table:table-cell>
          <table:table-cell office:value-type="string">
            <text:p>7:24BvG</text:p>
          </table:table-cell>
          <table:table-cell office:value-type="string">
            <text:p>7:39BZ</text:p>
          </table:table-cell>
          <table:table-cell office:value-type="string">
            <text:p>8:44</text:p>
          </table:table-cell>
          <table:table-cell office:value-type="string">
            <text:p>9:44</text:p>
          </table:table-cell>
          <table:table-cell office:value-type="string">
            <text:p>10:47</text:p>
          </table:table-cell>
          <table:table-cell office:value-type="string">
            <text:p>11:44</text:p>
          </table:table-cell>
          <table:table-cell office:value-type="string">
            <text:p>12:47</text:p>
          </table:table-cell>
          <table:table-cell office:value-type="string">
            <text:p>13:14BG</text:p>
          </table:table-cell>
          <table:table-cell office:value-type="string">
            <text:p>13:44</text:p>
          </table:table-cell>
          <table:table-cell office:value-type="string">
            <text:p>14:09BG</text:p>
          </table:table-cell>
          <table:table-cell office:value-type="string">
            <text:p>14:44b</text:p>
          </table:table-cell>
          <table:table-cell office:value-type="string">
            <text:p>15:34</text:p>
          </table:table-cell>
          <table:table-cell office:value-type="string">
            <text:p>16:07</text:p>
          </table:table-cell>
          <table:table-cell office:value-type="string">
            <text:p>16:49v</text:p>
          </table:table-cell>
          <table:table-cell office:value-type="string">
            <text:p>17:46v</text:p>
          </table:table-cell>
          <table:table-cell office:value-type="string">
            <text:p>18:39</text:p>
          </table:table-cell>
          <table:table-cell office:value-type="string">
            <text:p>19:24</text:p>
          </table:table-cell>
          <table:table-cell office:value-type="string">
            <text:p>20:39</text:p>
          </table:table-cell>
          <table:table-cell office:value-type="string">
            <text:p>21:34</text:p>
          </table:table-cell>
          <table:table-cell office:value-type="string">
            <text:p>22:39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I Maja / Bank</text:p>
          </table:table-cell>
          <table:table-cell office:value-type="string">
            <text:p>5:56</text:p>
          </table:table-cell>
          <table:table-cell office:value-type="string">
            <text:p>6:14v</text:p>
          </table:table-cell>
          <table:table-cell office:value-type="string">
            <text:p>6:56</text:p>
          </table:table-cell>
          <table:table-cell office:value-type="string">
            <text:p>7:26BvG</text:p>
          </table:table-cell>
          <table:table-cell office:value-type="string">
            <text:p>7:41BZ</text:p>
          </table:table-cell>
          <table:table-cell office:value-type="string">
            <text:p>8:46</text:p>
          </table:table-cell>
          <table:table-cell office:value-type="string">
            <text:p>9:46</text:p>
          </table:table-cell>
          <table:table-cell office:value-type="string">
            <text:p>10:49</text:p>
          </table:table-cell>
          <table:table-cell office:value-type="string">
            <text:p>11:46</text:p>
          </table:table-cell>
          <table:table-cell office:value-type="string">
            <text:p>12:49</text:p>
          </table:table-cell>
          <table:table-cell office:value-type="string">
            <text:p>13:16BG</text:p>
          </table:table-cell>
          <table:table-cell office:value-type="string">
            <text:p>13:46</text:p>
          </table:table-cell>
          <table:table-cell office:value-type="string">
            <text:p>14:12BG</text:p>
          </table:table-cell>
          <table:table-cell office:value-type="string">
            <text:p>14:47b</text:p>
          </table:table-cell>
          <table:table-cell office:value-type="string">
            <text:p>15:37</text:p>
          </table:table-cell>
          <table:table-cell office:value-type="string">
            <text:p>16:10</text:p>
          </table:table-cell>
          <table:table-cell office:value-type="string">
            <text:p>16:51v</text:p>
          </table:table-cell>
          <table:table-cell office:value-type="string">
            <text:p>17:48v</text:p>
          </table:table-cell>
          <table:table-cell office:value-type="string">
            <text:p>18:41</text:p>
          </table:table-cell>
          <table:table-cell office:value-type="string">
            <text:p>19:26</text:p>
          </table:table-cell>
          <table:table-cell office:value-type="string">
            <text:p>20:41</text:p>
          </table:table-cell>
          <table:table-cell office:value-type="string">
            <text:p>21:36</text:p>
          </table:table-cell>
          <table:table-cell office:value-type="string">
            <text:p>22:41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Połczyńska</text:p>
          </table:table-cell>
          <table:table-cell office:value-type="string">
            <text:p>5:58</text:p>
          </table:table-cell>
          <table:table-cell office:value-type="string">
            <text:p>6:16v</text:p>
          </table:table-cell>
          <table:table-cell office:value-type="string">
            <text:p>6:58</text:p>
          </table:table-cell>
          <table:table-cell office:value-type="string">
            <text:p>7:28BvG</text:p>
          </table:table-cell>
          <table:table-cell office:value-type="string">
            <text:p>7:43BZ</text:p>
          </table:table-cell>
          <table:table-cell office:value-type="string">
            <text:p>8:48</text:p>
          </table:table-cell>
          <table:table-cell office:value-type="string">
            <text:p>9:48</text:p>
          </table:table-cell>
          <table:table-cell office:value-type="string">
            <text:p>10:51</text:p>
          </table:table-cell>
          <table:table-cell office:value-type="string">
            <text:p>11:48</text:p>
          </table:table-cell>
          <table:table-cell office:value-type="string">
            <text:p>12:51</text:p>
          </table:table-cell>
          <table:table-cell office:value-type="string">
            <text:p>13:18BG</text:p>
          </table:table-cell>
          <table:table-cell office:value-type="string">
            <text:p>13:48</text:p>
          </table:table-cell>
          <table:table-cell office:value-type="string">
            <text:p>14:15BG</text:p>
          </table:table-cell>
          <table:table-cell office:value-type="string">
            <text:p>14:50b</text:p>
          </table:table-cell>
          <table:table-cell office:value-type="string">
            <text:p>15:40</text:p>
          </table:table-cell>
          <table:table-cell office:value-type="string">
            <text:p>16:13</text:p>
          </table:table-cell>
          <table:table-cell office:value-type="string">
            <text:p>16:53v</text:p>
          </table:table-cell>
          <table:table-cell office:value-type="string">
            <text:p>17:50v</text:p>
          </table:table-cell>
          <table:table-cell office:value-type="string">
            <text:p>18:43</text:p>
          </table:table-cell>
          <table:table-cell office:value-type="string">
            <text:p>19:28</text:p>
          </table:table-cell>
          <table:table-cell office:value-type="string">
            <text:p>20:43</text:p>
          </table:table-cell>
          <table:table-cell office:value-type="string">
            <text:p>21:38</text:p>
          </table:table-cell>
          <table:table-cell office:value-type="string">
            <text:p>22:43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Szkoła</text:p>
          </table:table-cell>
          <table:table-cell office:value-type="string">
            <text:p>5:59</text:p>
          </table:table-cell>
          <table:table-cell office:value-type="string">
            <text:p>6:17v</text:p>
          </table:table-cell>
          <table:table-cell office:value-type="string">
            <text:p>6:59</text:p>
          </table:table-cell>
          <table:table-cell office:value-type="string">
            <text:p>7:29BvG</text:p>
          </table:table-cell>
          <table:table-cell office:value-type="string">
            <text:p>7:44BZ</text:p>
          </table:table-cell>
          <table:table-cell office:value-type="string">
            <text:p>8:49</text:p>
          </table:table-cell>
          <table:table-cell office:value-type="string">
            <text:p>9:49</text:p>
          </table:table-cell>
          <table:table-cell office:value-type="string">
            <text:p>10:52</text:p>
          </table:table-cell>
          <table:table-cell office:value-type="string">
            <text:p>11:49</text:p>
          </table:table-cell>
          <table:table-cell office:value-type="string">
            <text:p>12:52</text:p>
          </table:table-cell>
          <table:table-cell office:value-type="string">
            <text:p>13:19BG</text:p>
          </table:table-cell>
          <table:table-cell office:value-type="string">
            <text:p>13:49</text:p>
          </table:table-cell>
          <table:table-cell office:value-type="string">
            <text:p>14:16BG</text:p>
          </table:table-cell>
          <table:table-cell office:value-type="string">
            <text:p>14:51b</text:p>
          </table:table-cell>
          <table:table-cell office:value-type="string">
            <text:p>15:41</text:p>
          </table:table-cell>
          <table:table-cell office:value-type="string">
            <text:p>16:14</text:p>
          </table:table-cell>
          <table:table-cell office:value-type="string">
            <text:p>16:54v</text:p>
          </table:table-cell>
          <table:table-cell office:value-type="string">
            <text:p>17:51v</text:p>
          </table:table-cell>
          <table:table-cell office:value-type="string">
            <text:p>18:44</text:p>
          </table:table-cell>
          <table:table-cell office:value-type="string">
            <text:p>19:29</text:p>
          </table:table-cell>
          <table:table-cell office:value-type="string">
            <text:p>20:44</text:p>
          </table:table-cell>
          <table:table-cell office:value-type="string">
            <text:p>21:39</text:p>
          </table:table-cell>
          <table:table-cell office:value-type="string">
            <text:p>22:44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Strażacka</text:p>
          </table:table-cell>
          <table:table-cell office:value-type="string">
            <text:p>6:00</text:p>
          </table:table-cell>
          <table:table-cell office:value-type="string">
            <text:p>6:18v</text:p>
          </table:table-cell>
          <table:table-cell office:value-type="string">
            <text:p>7:00</text:p>
          </table:table-cell>
          <table:table-cell office:value-type="string">
            <text:p>7:30BvG</text:p>
          </table:table-cell>
          <table:table-cell office:value-type="string">
            <text:p>7:45BZ</text:p>
          </table:table-cell>
          <table:table-cell office:value-type="string">
            <text:p>8:51</text:p>
          </table:table-cell>
          <table:table-cell office:value-type="string">
            <text:p>9:51</text:p>
          </table:table-cell>
          <table:table-cell office:value-type="string">
            <text:p>10:54</text:p>
          </table:table-cell>
          <table:table-cell office:value-type="string">
            <text:p>11:51</text:p>
          </table:table-cell>
          <table:table-cell office:value-type="string">
            <text:p>12:54</text:p>
          </table:table-cell>
          <table:table-cell office:value-type="string">
            <text:p>13:21BG</text:p>
          </table:table-cell>
          <table:table-cell office:value-type="string">
            <text:p>13:50</text:p>
          </table:table-cell>
          <table:table-cell office:value-type="string">
            <text:p>14:18BG</text:p>
          </table:table-cell>
          <table:table-cell office:value-type="string">
            <text:p>14:53b</text:p>
          </table:table-cell>
          <table:table-cell office:value-type="string">
            <text:p>15:43</text:p>
          </table:table-cell>
          <table:table-cell office:value-type="string">
            <text:p>16:16</text:p>
          </table:table-cell>
          <table:table-cell office:value-type="string">
            <text:p>16:55v</text:p>
          </table:table-cell>
          <table:table-cell office:value-type="string">
            <text:p>17:52v</text:p>
          </table:table-cell>
          <table:table-cell office:value-type="string">
            <text:p>18:46</text:p>
          </table:table-cell>
          <table:table-cell office:value-type="string">
            <text:p>19:30</text:p>
          </table:table-cell>
          <table:table-cell office:value-type="string">
            <text:p>20:45</text:p>
          </table:table-cell>
          <table:table-cell office:value-type="string">
            <text:p>21:40</text:p>
          </table:table-cell>
          <table:table-cell office:value-type="string">
            <text:p>22:45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Cmentarz</text:p>
          </table:table-cell>
          <table:table-cell office:value-type="string">
            <text:p>6:01</text:p>
          </table:table-cell>
          <table:table-cell office:value-type="string">
            <text:p>6:19v</text:p>
          </table:table-cell>
          <table:table-cell office:value-type="string">
            <text:p>7:01</text:p>
          </table:table-cell>
          <table:table-cell office:value-type="string">
            <text:p>7:31BvG</text:p>
          </table:table-cell>
          <table:table-cell office:value-type="string">
            <text:p>7:46BZ</text:p>
          </table:table-cell>
          <table:table-cell office:value-type="string">
            <text:p>8:52</text:p>
          </table:table-cell>
          <table:table-cell office:value-type="string">
            <text:p>9:52</text:p>
          </table:table-cell>
          <table:table-cell office:value-type="string">
            <text:p>10:55</text:p>
          </table:table-cell>
          <table:table-cell office:value-type="string">
            <text:p>11:52</text:p>
          </table:table-cell>
          <table:table-cell office:value-type="string">
            <text:p>12:55</text:p>
          </table:table-cell>
          <table:table-cell office:value-type="string">
            <text:p>13:22BG</text:p>
          </table:table-cell>
          <table:table-cell office:value-type="string">
            <text:p>13:51</text:p>
          </table:table-cell>
          <table:table-cell office:value-type="string">
            <text:p>14:19BG</text:p>
          </table:table-cell>
          <table:table-cell office:value-type="string">
            <text:p>14:54b</text:p>
          </table:table-cell>
          <table:table-cell office:value-type="string">
            <text:p>15:44</text:p>
          </table:table-cell>
          <table:table-cell office:value-type="string">
            <text:p>16:17</text:p>
          </table:table-cell>
          <table:table-cell office:value-type="string">
            <text:p>16:56v</text:p>
          </table:table-cell>
          <table:table-cell office:value-type="string">
            <text:p>17:53v</text:p>
          </table:table-cell>
          <table:table-cell office:value-type="string">
            <text:p>18:47</text:p>
          </table:table-cell>
          <table:table-cell office:value-type="string">
            <text:p>19:31</text:p>
          </table:table-cell>
          <table:table-cell office:value-type="string">
            <text:p>20:46</text:p>
          </table:table-cell>
          <table:table-cell office:value-type="string">
            <text:p>21:41</text:p>
          </table:table-cell>
          <table:table-cell office:value-type="string">
            <text:p>22:46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Wilkowo</text:p>
          </table:table-cell>
          <table:table-cell office:value-type="string">
            <text:p>6:02</text:p>
          </table:table-cell>
          <table:table-cell office:value-type="string">
            <text:p>6:20v</text:p>
          </table:table-cell>
          <table:table-cell office:value-type="string">
            <text:p>7:02</text:p>
          </table:table-cell>
          <table:table-cell office:value-type="string">
            <text:p>7:32BvG</text:p>
          </table:table-cell>
          <table:table-cell office:value-type="string">
            <text:p>7:47BZ</text:p>
          </table:table-cell>
          <table:table-cell office:value-type="string">
            <text:p>8:53</text:p>
          </table:table-cell>
          <table:table-cell office:value-type="string">
            <text:p>9:53</text:p>
          </table:table-cell>
          <table:table-cell office:value-type="string">
            <text:p>10:56</text:p>
          </table:table-cell>
          <table:table-cell office:value-type="string">
            <text:p>11:53</text:p>
          </table:table-cell>
          <table:table-cell office:value-type="string">
            <text:p>12:56</text:p>
          </table:table-cell>
          <table:table-cell office:value-type="string">
            <text:p>13:23BG</text:p>
          </table:table-cell>
          <table:table-cell office:value-type="string">
            <text:p>13:52</text:p>
          </table:table-cell>
          <table:table-cell office:value-type="string">
            <text:p>14:20BG</text:p>
          </table:table-cell>
          <table:table-cell office:value-type="string">
            <text:p>14:55b</text:p>
          </table:table-cell>
          <table:table-cell office:value-type="string">
            <text:p>15:45</text:p>
          </table:table-cell>
          <table:table-cell office:value-type="string">
            <text:p>16:18</text:p>
          </table:table-cell>
          <table:table-cell office:value-type="string">
            <text:p>16:57v</text:p>
          </table:table-cell>
          <table:table-cell office:value-type="string">
            <text:p>17:54v</text:p>
          </table:table-cell>
          <table:table-cell office:value-type="string">
            <text:p>18:48</text:p>
          </table:table-cell>
          <table:table-cell office:value-type="string">
            <text:p>19:32</text:p>
          </table:table-cell>
          <table:table-cell office:value-type="string">
            <text:p>20:47</text:p>
          </table:table-cell>
          <table:table-cell office:value-type="string">
            <text:p>21:42</text:p>
          </table:table-cell>
          <table:table-cell office:value-type="string">
            <text:p>22:47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Okrężna</text:p>
          </table:table-cell>
          <table:table-cell office:value-type="string">
            <text:p>6:03</text:p>
          </table:table-cell>
          <table:table-cell office:value-type="string">
            <text:p>6:21v</text:p>
          </table:table-cell>
          <table:table-cell office:value-type="string">
            <text:p>7:03</text:p>
          </table:table-cell>
          <table:table-cell office:value-type="string">
            <text:p>7:33BvG</text:p>
          </table:table-cell>
          <table:table-cell office:value-type="string">
            <text:p>7:48BZ</text:p>
          </table:table-cell>
          <table:table-cell office:value-type="string">
            <text:p>8:54</text:p>
          </table:table-cell>
          <table:table-cell office:value-type="string">
            <text:p>9:54</text:p>
          </table:table-cell>
          <table:table-cell office:value-type="string">
            <text:p>10:57</text:p>
          </table:table-cell>
          <table:table-cell office:value-type="string">
            <text:p>11:54</text:p>
          </table:table-cell>
          <table:table-cell office:value-type="string">
            <text:p>12:57</text:p>
          </table:table-cell>
          <table:table-cell office:value-type="string">
            <text:p>13:24BG</text:p>
          </table:table-cell>
          <table:table-cell office:value-type="string">
            <text:p>13:53</text:p>
          </table:table-cell>
          <table:table-cell office:value-type="string">
            <text:p>14:21BG</text:p>
          </table:table-cell>
          <table:table-cell office:value-type="string">
            <text:p>14:56b</text:p>
          </table:table-cell>
          <table:table-cell office:value-type="string">
            <text:p>15:46</text:p>
          </table:table-cell>
          <table:table-cell office:value-type="string">
            <text:p>16:19</text:p>
          </table:table-cell>
          <table:table-cell office:value-type="string">
            <text:p>16:58v</text:p>
          </table:table-cell>
          <table:table-cell office:value-type="string">
            <text:p>17:55v</text:p>
          </table:table-cell>
          <table:table-cell office:value-type="string">
            <text:p>18:49</text:p>
          </table:table-cell>
          <table:table-cell office:value-type="string">
            <text:p>19:33</text:p>
          </table:table-cell>
          <table:table-cell office:value-type="string">
            <text:p>20:48</text:p>
          </table:table-cell>
          <table:table-cell office:value-type="string">
            <text:p>21:43</text:p>
          </table:table-cell>
          <table:table-cell office:value-type="string">
            <text:p>22:48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Kretomino / Familijna</text:p>
          </table:table-cell>
          <table:table-cell office:value-type="string">
            <text:p>6:05</text:p>
          </table:table-cell>
          <table:table-cell office:value-type="string">
            <text:p>6:23v</text:p>
          </table:table-cell>
          <table:table-cell office:value-type="string">
            <text:p>7:05</text:p>
          </table:table-cell>
          <table:table-cell table:style-name="Default" table:number-columns-repeated="2"/>
          <table:table-cell office:value-type="string">
            <text:p>8:56</text:p>
          </table:table-cell>
          <table:table-cell office:value-type="string">
            <text:p>9:56</text:p>
          </table:table-cell>
          <table:table-cell office:value-type="string">
            <text:p>10:59</text:p>
          </table:table-cell>
          <table:table-cell office:value-type="string">
            <text:p>11:56</text:p>
          </table:table-cell>
          <table:table-cell office:value-type="string">
            <text:p>12:59</text:p>
          </table:table-cell>
          <table:table-cell table:style-name="Default"/>
          <table:table-cell office:value-type="string">
            <text:p>13:55</text:p>
          </table:table-cell>
          <table:table-cell table:style-name="Default"/>
          <table:table-cell office:value-type="string">
            <text:p>14:58b</text:p>
          </table:table-cell>
          <table:table-cell office:value-type="string">
            <text:p>15:48</text:p>
          </table:table-cell>
          <table:table-cell office:value-type="string">
            <text:p>16:21</text:p>
          </table:table-cell>
          <table:table-cell office:value-type="string">
            <text:p>17:00v</text:p>
          </table:table-cell>
          <table:table-cell office:value-type="string">
            <text:p>17:57v</text:p>
          </table:table-cell>
          <table:table-cell office:value-type="string">
            <text:p>18:51</text:p>
          </table:table-cell>
          <table:table-cell office:value-type="string">
            <text:p>19:35</text:p>
          </table:table-cell>
          <table:table-cell office:value-type="string">
            <text:p>20:50</text:p>
          </table:table-cell>
          <table:table-cell office:value-type="string">
            <text:p>21:45</text:p>
          </table:table-cell>
          <table:table-cell office:value-type="string">
            <text:p>22:50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Kretomino / Porzeczkowa</text:p>
          </table:table-cell>
          <table:table-cell office:value-type="string">
            <text:p>6:06</text:p>
          </table:table-cell>
          <table:table-cell office:value-type="string">
            <text:p>6:24v</text:p>
          </table:table-cell>
          <table:table-cell office:value-type="string">
            <text:p>7:06</text:p>
          </table:table-cell>
          <table:table-cell table:style-name="Default" table:number-columns-repeated="2"/>
          <table:table-cell office:value-type="string">
            <text:p>8:57</text:p>
          </table:table-cell>
          <table:table-cell office:value-type="string">
            <text:p>9:57</text:p>
          </table:table-cell>
          <table:table-cell office:value-type="string">
            <text:p>11:00</text:p>
          </table:table-cell>
          <table:table-cell office:value-type="string">
            <text:p>11:57</text:p>
          </table:table-cell>
          <table:table-cell office:value-type="string">
            <text:p>13:00</text:p>
          </table:table-cell>
          <table:table-cell table:style-name="Default"/>
          <table:table-cell office:value-type="string">
            <text:p>13:56</text:p>
          </table:table-cell>
          <table:table-cell table:style-name="Default"/>
          <table:table-cell office:value-type="string">
            <text:p>14:59b</text:p>
          </table:table-cell>
          <table:table-cell office:value-type="string">
            <text:p>15:49</text:p>
          </table:table-cell>
          <table:table-cell office:value-type="string">
            <text:p>16:22</text:p>
          </table:table-cell>
          <table:table-cell office:value-type="string">
            <text:p>17:01v</text:p>
          </table:table-cell>
          <table:table-cell office:value-type="string">
            <text:p>17:58v</text:p>
          </table:table-cell>
          <table:table-cell office:value-type="string">
            <text:p>18:52</text:p>
          </table:table-cell>
          <table:table-cell office:value-type="string">
            <text:p>19:36</text:p>
          </table:table-cell>
          <table:table-cell office:value-type="string">
            <text:p>20:51</text:p>
          </table:table-cell>
          <table:table-cell office:value-type="string">
            <text:p>21:46</text:p>
          </table:table-cell>
          <table:table-cell office:value-type="string">
            <text:p>22:51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Raduszka/Kaczeńców</text:p>
          </table:table-cell>
          <table:table-cell office:value-type="string">
            <text:p>6:07</text:p>
          </table:table-cell>
          <table:table-cell office:value-type="string">
            <text:p>6:25v</text:p>
          </table:table-cell>
          <table:table-cell office:value-type="string">
            <text:p>7:07</text:p>
          </table:table-cell>
          <table:table-cell table:style-name="Default" table:number-columns-repeated="2"/>
          <table:table-cell office:value-type="string">
            <text:p>8:58</text:p>
          </table:table-cell>
          <table:table-cell office:value-type="string">
            <text:p>9:58</text:p>
          </table:table-cell>
          <table:table-cell office:value-type="string">
            <text:p>11:01</text:p>
          </table:table-cell>
          <table:table-cell office:value-type="string">
            <text:p>11:58</text:p>
          </table:table-cell>
          <table:table-cell office:value-type="string">
            <text:p>13:01</text:p>
          </table:table-cell>
          <table:table-cell table:style-name="Default"/>
          <table:table-cell office:value-type="string">
            <text:p>13:57</text:p>
          </table:table-cell>
          <table:table-cell table:style-name="Default"/>
          <table:table-cell office:value-type="string">
            <text:p>15:00b</text:p>
          </table:table-cell>
          <table:table-cell office:value-type="string">
            <text:p>15:50</text:p>
          </table:table-cell>
          <table:table-cell office:value-type="string">
            <text:p>16:23</text:p>
          </table:table-cell>
          <table:table-cell office:value-type="string">
            <text:p>17:02v</text:p>
          </table:table-cell>
          <table:table-cell office:value-type="string">
            <text:p>17:59v</text:p>
          </table:table-cell>
          <table:table-cell office:value-type="string">
            <text:p>18:53</text:p>
          </table:table-cell>
          <table:table-cell office:value-type="string">
            <text:p>19:37</text:p>
          </table:table-cell>
          <table:table-cell office:value-type="string">
            <text:p>20:52</text:p>
          </table:table-cell>
          <table:table-cell office:value-type="string">
            <text:p>21:47</text:p>
          </table:table-cell>
          <table:table-cell office:value-type="string">
            <text:p>22:52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Raduszka</text:p>
          </table:table-cell>
          <table:table-cell table:style-name="Default"/>
          <table:table-cell table:number-columns-repeated="12"/>
          <table:table-cell office:value-type="string">
            <text:p>15:02b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Raduszka / Konwalii</text:p>
          </table:table-cell>
          <table:table-cell table:style-name="Default"/>
          <table:table-cell table:number-columns-repeated="12"/>
          <table:table-cell office:value-type="string">
            <text:p>15:03b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Kretomino / Agrestowa</text:p>
          </table:table-cell>
          <table:table-cell table:style-name="Default"/>
          <table:table-cell table:number-columns-repeated="12"/>
          <table:table-cell office:value-type="string">
            <text:p>15:04b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Kretomino / Kościelna</text:p>
          </table:table-cell>
          <table:table-cell table:style-name="Default"/>
          <table:table-cell table:number-columns-repeated="12"/>
          <table:table-cell office:value-type="string">
            <text:p>15:05b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Kretomino / Skrzyżowanie</text:p>
          </table:table-cell>
          <table:table-cell table:style-name="Default" table:number-columns-repeated="3"/>
          <table:table-cell office:value-type="string">
            <text:p>7:34BvG</text:p>
          </table:table-cell>
          <table:table-cell office:value-type="string">
            <text:p>7:49BZ</text:p>
          </table:table-cell>
          <table:table-cell table:number-columns-repeated="3"/>
          <table:table-cell table:style-name="Default" table:number-columns-repeated="2"/>
          <table:table-cell office:value-type="string">
            <text:p>13:25BG</text:p>
          </table:table-cell>
          <table:table-cell table:style-name="Default"/>
          <table:table-cell office:value-type="string">
            <text:p>14:22BG</text:p>
          </table:table-cell>
          <table:table-cell office:value-type="string">
            <text:p>15:06b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Bonin / Szkoła</text:p>
          </table:table-cell>
          <table:table-cell table:style-name="Default" table:number-columns-repeated="3"/>
          <table:table-cell office:value-type="string">
            <text:p>7:38BvG</text:p>
          </table:table-cell>
          <table:table-cell office:value-type="string">
            <text:p>7:53BZ</text:p>
          </table:table-cell>
          <table:table-cell table:number-columns-repeated="3"/>
          <table:table-cell table:style-name="Default" table:number-columns-repeated="2"/>
          <table:table-cell office:value-type="string">
            <text:p>13:29BG</text:p>
          </table:table-cell>
          <table:table-cell table:style-name="Default"/>
          <table:table-cell office:value-type="string">
            <text:p>14:26BG</text:p>
          </table:table-cell>
          <table:table-cell office:value-type="string">
            <text:p>15:09b</text:p>
          </table:table-cell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Franciszkańska / Bosmańska</text:p>
          </table:table-cell>
          <table:table-cell table:style-name="Default" table:number-columns-repeated="3"/>
          <table:table-cell/>
          <table:table-cell office:value-type="string">
            <text:p>10:26v</text:p>
          </table:table-cell>
          <table:table-cell/>
          <table:table-cell table:style-name="Default"/>
          <table:table-cell office:value-type="string">
            <text:p>13:26v</text:p>
          </table:table-cell>
          <table:table-cell table:style-name="Default" table:number-columns-repeated="2"/>
          <table:table-cell office:value-type="string">
            <text:p>16:26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rańcowa / ORLEN</text:p>
          </table:table-cell>
          <table:table-cell table:style-name="Default" table:number-columns-repeated="3"/>
          <table:table-cell/>
          <table:table-cell office:value-type="string">
            <text:p>10:28v</text:p>
          </table:table-cell>
          <table:table-cell/>
          <table:table-cell table:style-name="Default"/>
          <table:table-cell office:value-type="string">
            <text:p>13:28v</text:p>
          </table:table-cell>
          <table:table-cell table:style-name="Default" table:number-columns-repeated="2"/>
          <table:table-cell office:value-type="string">
            <text:p>16:28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rska / Krańcowa</text:p>
          </table:table-cell>
          <table:table-cell table:style-name="Default" table:number-columns-repeated="3"/>
          <table:table-cell/>
          <table:table-cell office:value-type="string">
            <text:p>10:30v</text:p>
          </table:table-cell>
          <table:table-cell/>
          <table:table-cell table:style-name="Default"/>
          <table:table-cell office:value-type="string">
            <text:p>13:30v</text:p>
          </table:table-cell>
          <table:table-cell table:style-name="Default" table:number-columns-repeated="2"/>
          <table:table-cell office:value-type="string">
            <text:p>16:30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rska / Przemysłowa</text:p>
          </table:table-cell>
          <table:table-cell table:style-name="Default" table:number-columns-repeated="3"/>
          <table:table-cell/>
          <table:table-cell office:value-type="string">
            <text:p>10:31v</text:p>
          </table:table-cell>
          <table:table-cell/>
          <table:table-cell table:style-name="Default"/>
          <table:table-cell office:value-type="string">
            <text:p>13:31v</text:p>
          </table:table-cell>
          <table:table-cell table:style-name="Default" table:number-columns-repeated="2"/>
          <table:table-cell office:value-type="string">
            <text:p>16:31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rska / Kazel</text:p>
          </table:table-cell>
          <table:table-cell table:style-name="Default" table:number-columns-repeated="3"/>
          <table:table-cell/>
          <table:table-cell office:value-type="string">
            <text:p>10:33v</text:p>
          </table:table-cell>
          <table:table-cell/>
          <table:table-cell table:style-name="Default"/>
          <table:table-cell office:value-type="string">
            <text:p>13:33v</text:p>
          </table:table-cell>
          <table:table-cell table:style-name="Default" table:number-columns-repeated="2"/>
          <table:table-cell office:value-type="string">
            <text:p>16:33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worzec PKP</text:p>
          </table:table-cell>
          <table:table-cell office:value-type="string">
            <text:p>6:33v</text:p>
          </table:table-cell>
          <table:table-cell office:value-type="string">
            <text:p>7:33v</text:p>
          </table:table-cell>
          <table:table-cell office:value-type="string">
            <text:p>8:33v</text:p>
          </table:table-cell>
          <table:table-cell office:value-type="string">
            <text:p>9:38v</text:p>
          </table:table-cell>
          <table:table-cell office:value-type="string">
            <text:p>10:35v</text:p>
          </table:table-cell>
          <table:table-cell office:value-type="string">
            <text:p>11:33v</text:p>
          </table:table-cell>
          <table:table-cell office:value-type="string">
            <text:p>12:38v</text:p>
          </table:table-cell>
          <table:table-cell office:value-type="string">
            <text:p>13:35v</text:p>
          </table:table-cell>
          <table:table-cell office:value-type="string">
            <text:p>14:33v</text:p>
          </table:table-cell>
          <table:table-cell office:value-type="string">
            <text:p>15:38v</text:p>
          </table:table-cell>
          <table:table-cell office:value-type="string">
            <text:p>16:35v</text:p>
          </table:table-cell>
          <table:table-cell office:value-type="string">
            <text:p>17:33v</text:p>
          </table:table-cell>
          <table:table-cell office:value-type="string">
            <text:p>18:33v</text:p>
          </table:table-cell>
          <table:table-cell office:value-type="string">
            <text:p>19:33v</text:p>
          </table:table-cell>
          <table:table-cell office:value-type="string">
            <text:p>20:33v</text:p>
          </table:table-cell>
          <table:table-cell office:value-type="string">
            <text:p>21:33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6:35v</text:p>
          </table:table-cell>
          <table:table-cell office:value-type="string">
            <text:p>7:35v</text:p>
          </table:table-cell>
          <table:table-cell office:value-type="string">
            <text:p>8:35v</text:p>
          </table:table-cell>
          <table:table-cell office:value-type="string">
            <text:p>9:40v</text:p>
          </table:table-cell>
          <table:table-cell office:value-type="string">
            <text:p>10:37v</text:p>
          </table:table-cell>
          <table:table-cell office:value-type="string">
            <text:p>11:35v</text:p>
          </table:table-cell>
          <table:table-cell office:value-type="string">
            <text:p>12:40v</text:p>
          </table:table-cell>
          <table:table-cell office:value-type="string">
            <text:p>13:37v</text:p>
          </table:table-cell>
          <table:table-cell office:value-type="string">
            <text:p>14:35v</text:p>
          </table:table-cell>
          <table:table-cell office:value-type="string">
            <text:p>15:40v</text:p>
          </table:table-cell>
          <table:table-cell office:value-type="string">
            <text:p>16:37v</text:p>
          </table:table-cell>
          <table:table-cell office:value-type="string">
            <text:p>17:35v</text:p>
          </table:table-cell>
          <table:table-cell office:value-type="string">
            <text:p>18:35v</text:p>
          </table:table-cell>
          <table:table-cell office:value-type="string">
            <text:p>19:35v</text:p>
          </table:table-cell>
          <table:table-cell office:value-type="string">
            <text:p>20:35v</text:p>
          </table:table-cell>
          <table:table-cell office:value-type="string">
            <text:p>21:35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I Maja / Bank</text:p>
          </table:table-cell>
          <table:table-cell office:value-type="string">
            <text:p>6:37v</text:p>
          </table:table-cell>
          <table:table-cell office:value-type="string">
            <text:p>7:37v</text:p>
          </table:table-cell>
          <table:table-cell office:value-type="string">
            <text:p>8:37v</text:p>
          </table:table-cell>
          <table:table-cell office:value-type="string">
            <text:p>9:42v</text:p>
          </table:table-cell>
          <table:table-cell office:value-type="string">
            <text:p>10:39v</text:p>
          </table:table-cell>
          <table:table-cell office:value-type="string">
            <text:p>11:37v</text:p>
          </table:table-cell>
          <table:table-cell office:value-type="string">
            <text:p>12:42v</text:p>
          </table:table-cell>
          <table:table-cell office:value-type="string">
            <text:p>13:39v</text:p>
          </table:table-cell>
          <table:table-cell office:value-type="string">
            <text:p>14:37v</text:p>
          </table:table-cell>
          <table:table-cell office:value-type="string">
            <text:p>15:42v</text:p>
          </table:table-cell>
          <table:table-cell office:value-type="string">
            <text:p>16:39v</text:p>
          </table:table-cell>
          <table:table-cell office:value-type="string">
            <text:p>17:37v</text:p>
          </table:table-cell>
          <table:table-cell office:value-type="string">
            <text:p>18:37v</text:p>
          </table:table-cell>
          <table:table-cell office:value-type="string">
            <text:p>19:37v</text:p>
          </table:table-cell>
          <table:table-cell office:value-type="string">
            <text:p>20:37v</text:p>
          </table:table-cell>
          <table:table-cell office:value-type="string">
            <text:p>21:37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Połczyńska</text:p>
          </table:table-cell>
          <table:table-cell office:value-type="string">
            <text:p>6:39v</text:p>
          </table:table-cell>
          <table:table-cell office:value-type="string">
            <text:p>7:39v</text:p>
          </table:table-cell>
          <table:table-cell office:value-type="string">
            <text:p>8:39v</text:p>
          </table:table-cell>
          <table:table-cell office:value-type="string">
            <text:p>9:44v</text:p>
          </table:table-cell>
          <table:table-cell office:value-type="string">
            <text:p>10:41v</text:p>
          </table:table-cell>
          <table:table-cell office:value-type="string">
            <text:p>11:39v</text:p>
          </table:table-cell>
          <table:table-cell office:value-type="string">
            <text:p>12:44v</text:p>
          </table:table-cell>
          <table:table-cell office:value-type="string">
            <text:p>13:41v</text:p>
          </table:table-cell>
          <table:table-cell office:value-type="string">
            <text:p>14:39v</text:p>
          </table:table-cell>
          <table:table-cell office:value-type="string">
            <text:p>15:44v</text:p>
          </table:table-cell>
          <table:table-cell office:value-type="string">
            <text:p>16:41v</text:p>
          </table:table-cell>
          <table:table-cell office:value-type="string">
            <text:p>17:39v</text:p>
          </table:table-cell>
          <table:table-cell office:value-type="string">
            <text:p>18:39v</text:p>
          </table:table-cell>
          <table:table-cell office:value-type="string">
            <text:p>19:39v</text:p>
          </table:table-cell>
          <table:table-cell office:value-type="string">
            <text:p>20:39v</text:p>
          </table:table-cell>
          <table:table-cell office:value-type="string">
            <text:p>21:39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Szkoła</text:p>
          </table:table-cell>
          <table:table-cell office:value-type="string">
            <text:p>6:40v</text:p>
          </table:table-cell>
          <table:table-cell office:value-type="string">
            <text:p>7:40v</text:p>
          </table:table-cell>
          <table:table-cell office:value-type="string">
            <text:p>8:40v</text:p>
          </table:table-cell>
          <table:table-cell office:value-type="string">
            <text:p>9:45v</text:p>
          </table:table-cell>
          <table:table-cell office:value-type="string">
            <text:p>10:42v</text:p>
          </table:table-cell>
          <table:table-cell office:value-type="string">
            <text:p>11:40v</text:p>
          </table:table-cell>
          <table:table-cell office:value-type="string">
            <text:p>12:45v</text:p>
          </table:table-cell>
          <table:table-cell office:value-type="string">
            <text:p>13:42v</text:p>
          </table:table-cell>
          <table:table-cell office:value-type="string">
            <text:p>14:40v</text:p>
          </table:table-cell>
          <table:table-cell office:value-type="string">
            <text:p>15:45v</text:p>
          </table:table-cell>
          <table:table-cell office:value-type="string">
            <text:p>16:42v</text:p>
          </table:table-cell>
          <table:table-cell office:value-type="string">
            <text:p>17:40v</text:p>
          </table:table-cell>
          <table:table-cell office:value-type="string">
            <text:p>18:40v</text:p>
          </table:table-cell>
          <table:table-cell office:value-type="string">
            <text:p>19:40v</text:p>
          </table:table-cell>
          <table:table-cell office:value-type="string">
            <text:p>20:40v</text:p>
          </table:table-cell>
          <table:table-cell office:value-type="string">
            <text:p>21:40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Strażacka</text:p>
          </table:table-cell>
          <table:table-cell office:value-type="string">
            <text:p>6:41v</text:p>
          </table:table-cell>
          <table:table-cell office:value-type="string">
            <text:p>7:41v</text:p>
          </table:table-cell>
          <table:table-cell office:value-type="string">
            <text:p>8:41v</text:p>
          </table:table-cell>
          <table:table-cell office:value-type="string">
            <text:p>9:46v</text:p>
          </table:table-cell>
          <table:table-cell office:value-type="string">
            <text:p>10:43v</text:p>
          </table:table-cell>
          <table:table-cell office:value-type="string">
            <text:p>11:41v</text:p>
          </table:table-cell>
          <table:table-cell office:value-type="string">
            <text:p>12:46v</text:p>
          </table:table-cell>
          <table:table-cell office:value-type="string">
            <text:p>13:43v</text:p>
          </table:table-cell>
          <table:table-cell office:value-type="string">
            <text:p>14:41v</text:p>
          </table:table-cell>
          <table:table-cell office:value-type="string">
            <text:p>15:46v</text:p>
          </table:table-cell>
          <table:table-cell office:value-type="string">
            <text:p>16:43v</text:p>
          </table:table-cell>
          <table:table-cell office:value-type="string">
            <text:p>17:41v</text:p>
          </table:table-cell>
          <table:table-cell office:value-type="string">
            <text:p>18:41v</text:p>
          </table:table-cell>
          <table:table-cell office:value-type="string">
            <text:p>19:41v</text:p>
          </table:table-cell>
          <table:table-cell office:value-type="string">
            <text:p>20:41v</text:p>
          </table:table-cell>
          <table:table-cell office:value-type="string">
            <text:p>21:41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Cmentarz</text:p>
          </table:table-cell>
          <table:table-cell office:value-type="string">
            <text:p>6:42v</text:p>
          </table:table-cell>
          <table:table-cell office:value-type="string">
            <text:p>7:42v</text:p>
          </table:table-cell>
          <table:table-cell office:value-type="string">
            <text:p>8:42v</text:p>
          </table:table-cell>
          <table:table-cell office:value-type="string">
            <text:p>9:47v</text:p>
          </table:table-cell>
          <table:table-cell office:value-type="string">
            <text:p>10:44v</text:p>
          </table:table-cell>
          <table:table-cell office:value-type="string">
            <text:p>11:42v</text:p>
          </table:table-cell>
          <table:table-cell office:value-type="string">
            <text:p>12:47v</text:p>
          </table:table-cell>
          <table:table-cell office:value-type="string">
            <text:p>13:44v</text:p>
          </table:table-cell>
          <table:table-cell office:value-type="string">
            <text:p>14:42v</text:p>
          </table:table-cell>
          <table:table-cell office:value-type="string">
            <text:p>15:47v</text:p>
          </table:table-cell>
          <table:table-cell office:value-type="string">
            <text:p>16:44v</text:p>
          </table:table-cell>
          <table:table-cell office:value-type="string">
            <text:p>17:42v</text:p>
          </table:table-cell>
          <table:table-cell office:value-type="string">
            <text:p>18:42v</text:p>
          </table:table-cell>
          <table:table-cell office:value-type="string">
            <text:p>19:42v</text:p>
          </table:table-cell>
          <table:table-cell office:value-type="string">
            <text:p>20:42v</text:p>
          </table:table-cell>
          <table:table-cell office:value-type="string">
            <text:p>21:42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Wilkowo</text:p>
          </table:table-cell>
          <table:table-cell office:value-type="string">
            <text:p>6:43v</text:p>
          </table:table-cell>
          <table:table-cell office:value-type="string">
            <text:p>7:43v</text:p>
          </table:table-cell>
          <table:table-cell office:value-type="string">
            <text:p>8:43v</text:p>
          </table:table-cell>
          <table:table-cell office:value-type="string">
            <text:p>9:48v</text:p>
          </table:table-cell>
          <table:table-cell office:value-type="string">
            <text:p>10:45v</text:p>
          </table:table-cell>
          <table:table-cell office:value-type="string">
            <text:p>11:43v</text:p>
          </table:table-cell>
          <table:table-cell office:value-type="string">
            <text:p>12:48v</text:p>
          </table:table-cell>
          <table:table-cell office:value-type="string">
            <text:p>13:45v</text:p>
          </table:table-cell>
          <table:table-cell office:value-type="string">
            <text:p>14:43v</text:p>
          </table:table-cell>
          <table:table-cell office:value-type="string">
            <text:p>15:48v</text:p>
          </table:table-cell>
          <table:table-cell office:value-type="string">
            <text:p>16:45v</text:p>
          </table:table-cell>
          <table:table-cell office:value-type="string">
            <text:p>17:43v</text:p>
          </table:table-cell>
          <table:table-cell office:value-type="string">
            <text:p>18:43v</text:p>
          </table:table-cell>
          <table:table-cell office:value-type="string">
            <text:p>19:43v</text:p>
          </table:table-cell>
          <table:table-cell office:value-type="string">
            <text:p>20:43v</text:p>
          </table:table-cell>
          <table:table-cell office:value-type="string">
            <text:p>21:43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Okrężna</text:p>
          </table:table-cell>
          <table:table-cell office:value-type="string">
            <text:p>6:44v</text:p>
          </table:table-cell>
          <table:table-cell office:value-type="string">
            <text:p>7:44v</text:p>
          </table:table-cell>
          <table:table-cell office:value-type="string">
            <text:p>8:44v</text:p>
          </table:table-cell>
          <table:table-cell office:value-type="string">
            <text:p>9:49v</text:p>
          </table:table-cell>
          <table:table-cell office:value-type="string">
            <text:p>10:46v</text:p>
          </table:table-cell>
          <table:table-cell office:value-type="string">
            <text:p>11:44v</text:p>
          </table:table-cell>
          <table:table-cell office:value-type="string">
            <text:p>12:49v</text:p>
          </table:table-cell>
          <table:table-cell office:value-type="string">
            <text:p>13:46v</text:p>
          </table:table-cell>
          <table:table-cell office:value-type="string">
            <text:p>14:44v</text:p>
          </table:table-cell>
          <table:table-cell office:value-type="string">
            <text:p>15:49v</text:p>
          </table:table-cell>
          <table:table-cell office:value-type="string">
            <text:p>16:46v</text:p>
          </table:table-cell>
          <table:table-cell office:value-type="string">
            <text:p>17:44v</text:p>
          </table:table-cell>
          <table:table-cell office:value-type="string">
            <text:p>18:44v</text:p>
          </table:table-cell>
          <table:table-cell office:value-type="string">
            <text:p>19:44v</text:p>
          </table:table-cell>
          <table:table-cell office:value-type="string">
            <text:p>20:44v</text:p>
          </table:table-cell>
          <table:table-cell office:value-type="string">
            <text:p>21:44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Kretomino / Familijna</text:p>
          </table:table-cell>
          <table:table-cell office:value-type="string">
            <text:p>6:46v</text:p>
          </table:table-cell>
          <table:table-cell office:value-type="string">
            <text:p>7:46v</text:p>
          </table:table-cell>
          <table:table-cell office:value-type="string">
            <text:p>8:46v</text:p>
          </table:table-cell>
          <table:table-cell office:value-type="string">
            <text:p>9:51v</text:p>
          </table:table-cell>
          <table:table-cell office:value-type="string">
            <text:p>10:48v</text:p>
          </table:table-cell>
          <table:table-cell office:value-type="string">
            <text:p>11:46v</text:p>
          </table:table-cell>
          <table:table-cell office:value-type="string">
            <text:p>12:51v</text:p>
          </table:table-cell>
          <table:table-cell office:value-type="string">
            <text:p>13:48v</text:p>
          </table:table-cell>
          <table:table-cell office:value-type="string">
            <text:p>14:46v</text:p>
          </table:table-cell>
          <table:table-cell office:value-type="string">
            <text:p>15:51v</text:p>
          </table:table-cell>
          <table:table-cell office:value-type="string">
            <text:p>16:48v</text:p>
          </table:table-cell>
          <table:table-cell office:value-type="string">
            <text:p>17:46v</text:p>
          </table:table-cell>
          <table:table-cell office:value-type="string">
            <text:p>18:46v</text:p>
          </table:table-cell>
          <table:table-cell office:value-type="string">
            <text:p>19:46v</text:p>
          </table:table-cell>
          <table:table-cell office:value-type="string">
            <text:p>20:46v</text:p>
          </table:table-cell>
          <table:table-cell office:value-type="string">
            <text:p>21:46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Kretomino / Porzeczkowa</text:p>
          </table:table-cell>
          <table:table-cell office:value-type="string">
            <text:p>6:47v</text:p>
          </table:table-cell>
          <table:table-cell office:value-type="string">
            <text:p>7:47v</text:p>
          </table:table-cell>
          <table:table-cell office:value-type="string">
            <text:p>8:47v</text:p>
          </table:table-cell>
          <table:table-cell office:value-type="string">
            <text:p>9:52v</text:p>
          </table:table-cell>
          <table:table-cell office:value-type="string">
            <text:p>10:49v</text:p>
          </table:table-cell>
          <table:table-cell office:value-type="string">
            <text:p>11:47v</text:p>
          </table:table-cell>
          <table:table-cell office:value-type="string">
            <text:p>12:52v</text:p>
          </table:table-cell>
          <table:table-cell office:value-type="string">
            <text:p>13:49v</text:p>
          </table:table-cell>
          <table:table-cell office:value-type="string">
            <text:p>14:47v</text:p>
          </table:table-cell>
          <table:table-cell office:value-type="string">
            <text:p>15:52v</text:p>
          </table:table-cell>
          <table:table-cell office:value-type="string">
            <text:p>16:49v</text:p>
          </table:table-cell>
          <table:table-cell office:value-type="string">
            <text:p>17:47v</text:p>
          </table:table-cell>
          <table:table-cell office:value-type="string">
            <text:p>18:47v</text:p>
          </table:table-cell>
          <table:table-cell office:value-type="string">
            <text:p>19:47v</text:p>
          </table:table-cell>
          <table:table-cell office:value-type="string">
            <text:p>20:47v</text:p>
          </table:table-cell>
          <table:table-cell office:value-type="string">
            <text:p>21:47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Raduszka/Kaczeńców</text:p>
          </table:table-cell>
          <table:table-cell office:value-type="string">
            <text:p>6:48v</text:p>
          </table:table-cell>
          <table:table-cell office:value-type="string">
            <text:p>7:48v</text:p>
          </table:table-cell>
          <table:table-cell office:value-type="string">
            <text:p>8:48v</text:p>
          </table:table-cell>
          <table:table-cell office:value-type="string">
            <text:p>9:53v</text:p>
          </table:table-cell>
          <table:table-cell office:value-type="string">
            <text:p>10:50v</text:p>
          </table:table-cell>
          <table:table-cell office:value-type="string">
            <text:p>11:48v</text:p>
          </table:table-cell>
          <table:table-cell office:value-type="string">
            <text:p>12:53v</text:p>
          </table:table-cell>
          <table:table-cell office:value-type="string">
            <text:p>13:50v</text:p>
          </table:table-cell>
          <table:table-cell office:value-type="string">
            <text:p>14:48v</text:p>
          </table:table-cell>
          <table:table-cell office:value-type="string">
            <text:p>15:53v</text:p>
          </table:table-cell>
          <table:table-cell office:value-type="string">
            <text:p>16:50v</text:p>
          </table:table-cell>
          <table:table-cell office:value-type="string">
            <text:p>17:48v</text:p>
          </table:table-cell>
          <table:table-cell office:value-type="string">
            <text:p>18:48v</text:p>
          </table:table-cell>
          <table:table-cell office:value-type="string">
            <text:p>19:48v</text:p>
          </table:table-cell>
          <table:table-cell office:value-type="string">
            <text:p>20:48v</text:p>
          </table:table-cell>
          <table:table-cell office:value-type="string">
            <text:p>21:48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Radusz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aduszka / Konwalii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Agrestow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Kościeln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Skrzyżowanie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Bonin / Szkoł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Franciszkańska / Bosmańska</text:p>
          </table:table-cell>
          <table:table-cell table:style-name="Default" table:number-columns-repeated="3"/>
          <table:table-cell office:value-type="string">
            <text:p>10:26v</text:p>
          </table:table-cell>
          <table:table-cell/>
          <table:table-cell table:style-name="Default"/>
          <table:table-cell office:value-type="string">
            <text:p>13:26v</text:p>
          </table:table-cell>
          <table:table-cell table:style-name="Default" table:number-columns-repeated="2"/>
          <table:table-cell office:value-type="string">
            <text:p>16:26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Krańcowa / ORLEN</text:p>
          </table:table-cell>
          <table:table-cell table:style-name="Default" table:number-columns-repeated="3"/>
          <table:table-cell office:value-type="string">
            <text:p>10:28v</text:p>
          </table:table-cell>
          <table:table-cell/>
          <table:table-cell table:style-name="Default"/>
          <table:table-cell office:value-type="string">
            <text:p>13:28v</text:p>
          </table:table-cell>
          <table:table-cell table:style-name="Default" table:number-columns-repeated="2"/>
          <table:table-cell office:value-type="string">
            <text:p>16:28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rska / Krańcowa</text:p>
          </table:table-cell>
          <table:table-cell table:style-name="Default" table:number-columns-repeated="3"/>
          <table:table-cell office:value-type="string">
            <text:p>10:30v</text:p>
          </table:table-cell>
          <table:table-cell/>
          <table:table-cell table:style-name="Default"/>
          <table:table-cell office:value-type="string">
            <text:p>13:30v</text:p>
          </table:table-cell>
          <table:table-cell table:style-name="Default" table:number-columns-repeated="2"/>
          <table:table-cell office:value-type="string">
            <text:p>16:3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rska / Przemysłowa</text:p>
          </table:table-cell>
          <table:table-cell table:style-name="Default" table:number-columns-repeated="3"/>
          <table:table-cell office:value-type="string">
            <text:p>10:31v</text:p>
          </table:table-cell>
          <table:table-cell/>
          <table:table-cell table:style-name="Default"/>
          <table:table-cell office:value-type="string">
            <text:p>13:31v</text:p>
          </table:table-cell>
          <table:table-cell table:style-name="Default" table:number-columns-repeated="2"/>
          <table:table-cell office:value-type="string">
            <text:p>16:3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rska / Kazel</text:p>
          </table:table-cell>
          <table:table-cell table:style-name="Default" table:number-columns-repeated="3"/>
          <table:table-cell office:value-type="string">
            <text:p>10:33v</text:p>
          </table:table-cell>
          <table:table-cell/>
          <table:table-cell table:style-name="Default"/>
          <table:table-cell office:value-type="string">
            <text:p>13:33v</text:p>
          </table:table-cell>
          <table:table-cell table:style-name="Default" table:number-columns-repeated="2"/>
          <table:table-cell office:value-type="string">
            <text:p>16:3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Dworzec PKP</text:p>
          </table:table-cell>
          <table:table-cell office:value-type="string">
            <text:p>7:33v</text:p>
          </table:table-cell>
          <table:table-cell office:value-type="string">
            <text:p>8:33v</text:p>
          </table:table-cell>
          <table:table-cell office:value-type="string">
            <text:p>9:38v</text:p>
          </table:table-cell>
          <table:table-cell office:value-type="string">
            <text:p>10:35v</text:p>
          </table:table-cell>
          <table:table-cell office:value-type="string">
            <text:p>11:33v</text:p>
          </table:table-cell>
          <table:table-cell office:value-type="string">
            <text:p>12:38v</text:p>
          </table:table-cell>
          <table:table-cell office:value-type="string">
            <text:p>13:35v</text:p>
          </table:table-cell>
          <table:table-cell office:value-type="string">
            <text:p>14:33v</text:p>
          </table:table-cell>
          <table:table-cell office:value-type="string">
            <text:p>15:38v</text:p>
          </table:table-cell>
          <table:table-cell office:value-type="string">
            <text:p>16:35v</text:p>
          </table:table-cell>
          <table:table-cell office:value-type="string">
            <text:p>17:33v</text:p>
          </table:table-cell>
          <table:table-cell office:value-type="string">
            <text:p>18:33v</text:p>
          </table:table-cell>
          <table:table-cell office:value-type="string">
            <text:p>19:33v</text:p>
          </table:table-cell>
          <table:table-cell office:value-type="string">
            <text:p>20:33v</text:p>
          </table:table-cell>
          <table:table-cell office:value-type="string">
            <text:p>21:33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7:35v</text:p>
          </table:table-cell>
          <table:table-cell office:value-type="string">
            <text:p>8:35v</text:p>
          </table:table-cell>
          <table:table-cell office:value-type="string">
            <text:p>9:40v</text:p>
          </table:table-cell>
          <table:table-cell office:value-type="string">
            <text:p>10:37v</text:p>
          </table:table-cell>
          <table:table-cell office:value-type="string">
            <text:p>11:35v</text:p>
          </table:table-cell>
          <table:table-cell office:value-type="string">
            <text:p>12:40v</text:p>
          </table:table-cell>
          <table:table-cell office:value-type="string">
            <text:p>13:37v</text:p>
          </table:table-cell>
          <table:table-cell office:value-type="string">
            <text:p>14:35v</text:p>
          </table:table-cell>
          <table:table-cell office:value-type="string">
            <text:p>15:40v</text:p>
          </table:table-cell>
          <table:table-cell office:value-type="string">
            <text:p>16:37v</text:p>
          </table:table-cell>
          <table:table-cell office:value-type="string">
            <text:p>17:35v</text:p>
          </table:table-cell>
          <table:table-cell office:value-type="string">
            <text:p>18:35v</text:p>
          </table:table-cell>
          <table:table-cell office:value-type="string">
            <text:p>19:35v</text:p>
          </table:table-cell>
          <table:table-cell office:value-type="string">
            <text:p>20:35v</text:p>
          </table:table-cell>
          <table:table-cell office:value-type="string">
            <text:p>21:35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I Maja / Bank</text:p>
          </table:table-cell>
          <table:table-cell office:value-type="string">
            <text:p>7:37v</text:p>
          </table:table-cell>
          <table:table-cell office:value-type="string">
            <text:p>8:37v</text:p>
          </table:table-cell>
          <table:table-cell office:value-type="string">
            <text:p>9:42v</text:p>
          </table:table-cell>
          <table:table-cell office:value-type="string">
            <text:p>10:39v</text:p>
          </table:table-cell>
          <table:table-cell office:value-type="string">
            <text:p>11:37v</text:p>
          </table:table-cell>
          <table:table-cell office:value-type="string">
            <text:p>12:42v</text:p>
          </table:table-cell>
          <table:table-cell office:value-type="string">
            <text:p>13:39v</text:p>
          </table:table-cell>
          <table:table-cell office:value-type="string">
            <text:p>14:37v</text:p>
          </table:table-cell>
          <table:table-cell office:value-type="string">
            <text:p>15:42v</text:p>
          </table:table-cell>
          <table:table-cell office:value-type="string">
            <text:p>16:39v</text:p>
          </table:table-cell>
          <table:table-cell office:value-type="string">
            <text:p>17:37v</text:p>
          </table:table-cell>
          <table:table-cell office:value-type="string">
            <text:p>18:37v</text:p>
          </table:table-cell>
          <table:table-cell office:value-type="string">
            <text:p>19:37v</text:p>
          </table:table-cell>
          <table:table-cell office:value-type="string">
            <text:p>20:37v</text:p>
          </table:table-cell>
          <table:table-cell office:value-type="string">
            <text:p>21:37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Gnieźnieńska / Połczyńska</text:p>
          </table:table-cell>
          <table:table-cell office:value-type="string">
            <text:p>7:39v</text:p>
          </table:table-cell>
          <table:table-cell office:value-type="string">
            <text:p>8:39v</text:p>
          </table:table-cell>
          <table:table-cell office:value-type="string">
            <text:p>9:44v</text:p>
          </table:table-cell>
          <table:table-cell office:value-type="string">
            <text:p>10:41v</text:p>
          </table:table-cell>
          <table:table-cell office:value-type="string">
            <text:p>11:39v</text:p>
          </table:table-cell>
          <table:table-cell office:value-type="string">
            <text:p>12:44v</text:p>
          </table:table-cell>
          <table:table-cell office:value-type="string">
            <text:p>13:41v</text:p>
          </table:table-cell>
          <table:table-cell office:value-type="string">
            <text:p>14:39v</text:p>
          </table:table-cell>
          <table:table-cell office:value-type="string">
            <text:p>15:44v</text:p>
          </table:table-cell>
          <table:table-cell office:value-type="string">
            <text:p>16:41v</text:p>
          </table:table-cell>
          <table:table-cell office:value-type="string">
            <text:p>17:39v</text:p>
          </table:table-cell>
          <table:table-cell office:value-type="string">
            <text:p>18:39v</text:p>
          </table:table-cell>
          <table:table-cell office:value-type="string">
            <text:p>19:39v</text:p>
          </table:table-cell>
          <table:table-cell office:value-type="string">
            <text:p>20:39v</text:p>
          </table:table-cell>
          <table:table-cell office:value-type="string">
            <text:p>21:39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Gnieźnieńska / Szkoła</text:p>
          </table:table-cell>
          <table:table-cell office:value-type="string">
            <text:p>7:40v</text:p>
          </table:table-cell>
          <table:table-cell office:value-type="string">
            <text:p>8:40v</text:p>
          </table:table-cell>
          <table:table-cell office:value-type="string">
            <text:p>9:45v</text:p>
          </table:table-cell>
          <table:table-cell office:value-type="string">
            <text:p>10:42v</text:p>
          </table:table-cell>
          <table:table-cell office:value-type="string">
            <text:p>11:40v</text:p>
          </table:table-cell>
          <table:table-cell office:value-type="string">
            <text:p>12:45v</text:p>
          </table:table-cell>
          <table:table-cell office:value-type="string">
            <text:p>13:42v</text:p>
          </table:table-cell>
          <table:table-cell office:value-type="string">
            <text:p>14:40v</text:p>
          </table:table-cell>
          <table:table-cell office:value-type="string">
            <text:p>15:45v</text:p>
          </table:table-cell>
          <table:table-cell office:value-type="string">
            <text:p>16:42v</text:p>
          </table:table-cell>
          <table:table-cell office:value-type="string">
            <text:p>17:40v</text:p>
          </table:table-cell>
          <table:table-cell office:value-type="string">
            <text:p>18:40v</text:p>
          </table:table-cell>
          <table:table-cell office:value-type="string">
            <text:p>19:40v</text:p>
          </table:table-cell>
          <table:table-cell office:value-type="string">
            <text:p>20:40v</text:p>
          </table:table-cell>
          <table:table-cell office:value-type="string">
            <text:p>21:40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Gnieźnieńska / Strażacka</text:p>
          </table:table-cell>
          <table:table-cell office:value-type="string">
            <text:p>7:41v</text:p>
          </table:table-cell>
          <table:table-cell office:value-type="string">
            <text:p>8:41v</text:p>
          </table:table-cell>
          <table:table-cell office:value-type="string">
            <text:p>9:46v</text:p>
          </table:table-cell>
          <table:table-cell office:value-type="string">
            <text:p>10:43v</text:p>
          </table:table-cell>
          <table:table-cell office:value-type="string">
            <text:p>11:41v</text:p>
          </table:table-cell>
          <table:table-cell office:value-type="string">
            <text:p>12:46v</text:p>
          </table:table-cell>
          <table:table-cell office:value-type="string">
            <text:p>13:43v</text:p>
          </table:table-cell>
          <table:table-cell office:value-type="string">
            <text:p>14:41v</text:p>
          </table:table-cell>
          <table:table-cell office:value-type="string">
            <text:p>15:46v</text:p>
          </table:table-cell>
          <table:table-cell office:value-type="string">
            <text:p>16:43v</text:p>
          </table:table-cell>
          <table:table-cell office:value-type="string">
            <text:p>17:41v</text:p>
          </table:table-cell>
          <table:table-cell office:value-type="string">
            <text:p>18:41v</text:p>
          </table:table-cell>
          <table:table-cell office:value-type="string">
            <text:p>19:41v</text:p>
          </table:table-cell>
          <table:table-cell office:value-type="string">
            <text:p>20:41v</text:p>
          </table:table-cell>
          <table:table-cell office:value-type="string">
            <text:p>21:41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Gnieźnieńska / Cmentarz</text:p>
          </table:table-cell>
          <table:table-cell office:value-type="string">
            <text:p>7:42v</text:p>
          </table:table-cell>
          <table:table-cell office:value-type="string">
            <text:p>8:42v</text:p>
          </table:table-cell>
          <table:table-cell office:value-type="string">
            <text:p>9:47v</text:p>
          </table:table-cell>
          <table:table-cell office:value-type="string">
            <text:p>10:44v</text:p>
          </table:table-cell>
          <table:table-cell office:value-type="string">
            <text:p>11:42v</text:p>
          </table:table-cell>
          <table:table-cell office:value-type="string">
            <text:p>12:47v</text:p>
          </table:table-cell>
          <table:table-cell office:value-type="string">
            <text:p>13:44v</text:p>
          </table:table-cell>
          <table:table-cell office:value-type="string">
            <text:p>14:42v</text:p>
          </table:table-cell>
          <table:table-cell office:value-type="string">
            <text:p>15:47v</text:p>
          </table:table-cell>
          <table:table-cell office:value-type="string">
            <text:p>16:44v</text:p>
          </table:table-cell>
          <table:table-cell office:value-type="string">
            <text:p>17:42v</text:p>
          </table:table-cell>
          <table:table-cell office:value-type="string">
            <text:p>18:42v</text:p>
          </table:table-cell>
          <table:table-cell office:value-type="string">
            <text:p>19:42v</text:p>
          </table:table-cell>
          <table:table-cell office:value-type="string">
            <text:p>20:42v</text:p>
          </table:table-cell>
          <table:table-cell office:value-type="string">
            <text:p>21:42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Wilkowo</text:p>
          </table:table-cell>
          <table:table-cell office:value-type="string">
            <text:p>7:43v</text:p>
          </table:table-cell>
          <table:table-cell office:value-type="string">
            <text:p>8:43v</text:p>
          </table:table-cell>
          <table:table-cell office:value-type="string">
            <text:p>9:48v</text:p>
          </table:table-cell>
          <table:table-cell office:value-type="string">
            <text:p>10:45v</text:p>
          </table:table-cell>
          <table:table-cell office:value-type="string">
            <text:p>11:43v</text:p>
          </table:table-cell>
          <table:table-cell office:value-type="string">
            <text:p>12:48v</text:p>
          </table:table-cell>
          <table:table-cell office:value-type="string">
            <text:p>13:45v</text:p>
          </table:table-cell>
          <table:table-cell office:value-type="string">
            <text:p>14:43v</text:p>
          </table:table-cell>
          <table:table-cell office:value-type="string">
            <text:p>15:48v</text:p>
          </table:table-cell>
          <table:table-cell office:value-type="string">
            <text:p>16:45v</text:p>
          </table:table-cell>
          <table:table-cell office:value-type="string">
            <text:p>17:43v</text:p>
          </table:table-cell>
          <table:table-cell office:value-type="string">
            <text:p>18:43v</text:p>
          </table:table-cell>
          <table:table-cell office:value-type="string">
            <text:p>19:43v</text:p>
          </table:table-cell>
          <table:table-cell office:value-type="string">
            <text:p>20:43v</text:p>
          </table:table-cell>
          <table:table-cell office:value-type="string">
            <text:p>21:43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Gnieźnieńska / Okrężna</text:p>
          </table:table-cell>
          <table:table-cell office:value-type="string">
            <text:p>7:44v</text:p>
          </table:table-cell>
          <table:table-cell office:value-type="string">
            <text:p>8:44v</text:p>
          </table:table-cell>
          <table:table-cell office:value-type="string">
            <text:p>9:49v</text:p>
          </table:table-cell>
          <table:table-cell office:value-type="string">
            <text:p>10:46v</text:p>
          </table:table-cell>
          <table:table-cell office:value-type="string">
            <text:p>11:44v</text:p>
          </table:table-cell>
          <table:table-cell office:value-type="string">
            <text:p>12:49v</text:p>
          </table:table-cell>
          <table:table-cell office:value-type="string">
            <text:p>13:46v</text:p>
          </table:table-cell>
          <table:table-cell office:value-type="string">
            <text:p>14:44v</text:p>
          </table:table-cell>
          <table:table-cell office:value-type="string">
            <text:p>15:49v</text:p>
          </table:table-cell>
          <table:table-cell office:value-type="string">
            <text:p>16:46v</text:p>
          </table:table-cell>
          <table:table-cell office:value-type="string">
            <text:p>17:44v</text:p>
          </table:table-cell>
          <table:table-cell office:value-type="string">
            <text:p>18:44v</text:p>
          </table:table-cell>
          <table:table-cell office:value-type="string">
            <text:p>19:44v</text:p>
          </table:table-cell>
          <table:table-cell office:value-type="string">
            <text:p>20:44v</text:p>
          </table:table-cell>
          <table:table-cell office:value-type="string">
            <text:p>21:44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Kretomino / Familijna</text:p>
          </table:table-cell>
          <table:table-cell office:value-type="string">
            <text:p>7:46v</text:p>
          </table:table-cell>
          <table:table-cell office:value-type="string">
            <text:p>8:46v</text:p>
          </table:table-cell>
          <table:table-cell office:value-type="string">
            <text:p>9:51v</text:p>
          </table:table-cell>
          <table:table-cell office:value-type="string">
            <text:p>10:48v</text:p>
          </table:table-cell>
          <table:table-cell office:value-type="string">
            <text:p>11:46v</text:p>
          </table:table-cell>
          <table:table-cell office:value-type="string">
            <text:p>12:51v</text:p>
          </table:table-cell>
          <table:table-cell office:value-type="string">
            <text:p>13:48v</text:p>
          </table:table-cell>
          <table:table-cell office:value-type="string">
            <text:p>14:46v</text:p>
          </table:table-cell>
          <table:table-cell office:value-type="string">
            <text:p>15:51v</text:p>
          </table:table-cell>
          <table:table-cell office:value-type="string">
            <text:p>16:48v</text:p>
          </table:table-cell>
          <table:table-cell office:value-type="string">
            <text:p>17:46v</text:p>
          </table:table-cell>
          <table:table-cell office:value-type="string">
            <text:p>18:46v</text:p>
          </table:table-cell>
          <table:table-cell office:value-type="string">
            <text:p>19:46v</text:p>
          </table:table-cell>
          <table:table-cell office:value-type="string">
            <text:p>20:46v</text:p>
          </table:table-cell>
          <table:table-cell office:value-type="string">
            <text:p>21:46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Kretomino / Porzeczkowa</text:p>
          </table:table-cell>
          <table:table-cell office:value-type="string">
            <text:p>7:47v</text:p>
          </table:table-cell>
          <table:table-cell office:value-type="string">
            <text:p>8:47v</text:p>
          </table:table-cell>
          <table:table-cell office:value-type="string">
            <text:p>9:52v</text:p>
          </table:table-cell>
          <table:table-cell office:value-type="string">
            <text:p>10:49v</text:p>
          </table:table-cell>
          <table:table-cell office:value-type="string">
            <text:p>11:47v</text:p>
          </table:table-cell>
          <table:table-cell office:value-type="string">
            <text:p>12:52v</text:p>
          </table:table-cell>
          <table:table-cell office:value-type="string">
            <text:p>13:49v</text:p>
          </table:table-cell>
          <table:table-cell office:value-type="string">
            <text:p>14:47v</text:p>
          </table:table-cell>
          <table:table-cell office:value-type="string">
            <text:p>15:52v</text:p>
          </table:table-cell>
          <table:table-cell office:value-type="string">
            <text:p>16:49v</text:p>
          </table:table-cell>
          <table:table-cell office:value-type="string">
            <text:p>17:47v</text:p>
          </table:table-cell>
          <table:table-cell office:value-type="string">
            <text:p>18:47v</text:p>
          </table:table-cell>
          <table:table-cell office:value-type="string">
            <text:p>19:47v</text:p>
          </table:table-cell>
          <table:table-cell office:value-type="string">
            <text:p>20:47v</text:p>
          </table:table-cell>
          <table:table-cell office:value-type="string">
            <text:p>21:47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Raduszka/Kaczeńców</text:p>
          </table:table-cell>
          <table:table-cell office:value-type="string">
            <text:p>7:48v</text:p>
          </table:table-cell>
          <table:table-cell office:value-type="string">
            <text:p>8:48v</text:p>
          </table:table-cell>
          <table:table-cell office:value-type="string">
            <text:p>9:53v</text:p>
          </table:table-cell>
          <table:table-cell office:value-type="string">
            <text:p>10:50v</text:p>
          </table:table-cell>
          <table:table-cell office:value-type="string">
            <text:p>11:48v</text:p>
          </table:table-cell>
          <table:table-cell office:value-type="string">
            <text:p>12:53v</text:p>
          </table:table-cell>
          <table:table-cell office:value-type="string">
            <text:p>13:50v</text:p>
          </table:table-cell>
          <table:table-cell office:value-type="string">
            <text:p>14:48v</text:p>
          </table:table-cell>
          <table:table-cell office:value-type="string">
            <text:p>15:53v</text:p>
          </table:table-cell>
          <table:table-cell office:value-type="string">
            <text:p>16:50v</text:p>
          </table:table-cell>
          <table:table-cell office:value-type="string">
            <text:p>17:48v</text:p>
          </table:table-cell>
          <table:table-cell office:value-type="string">
            <text:p>18:48v</text:p>
          </table:table-cell>
          <table:table-cell office:value-type="string">
            <text:p>19:48v</text:p>
          </table:table-cell>
          <table:table-cell office:value-type="string">
            <text:p>20:48v</text:p>
          </table:table-cell>
          <table:table-cell office:value-type="string">
            <text:p>21:48v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Radusz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aduszka / Konwalii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Agrestow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Kościeln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Skrzyżowanie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Bonin / Szkoł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Bonin</text:p>
          </table:table-cell>
          <table:table-cell table:style-name="Default" table:number-columns-repeated="4"/>
          <table:table-cell office:value-type="string">
            <text:p>7:40kvG</text:p>
          </table:table-cell>
          <table:table-cell office:value-type="string">
            <text:p>8:00RG</text:p>
          </table:table-cell>
          <table:table-cell table:number-columns-repeated="3"/>
          <table:table-cell table:style-name="Default" table:number-columns-repeated="2"/>
          <table:table-cell office:value-type="string">
            <text:p>13:41k</text:p>
          </table:table-cell>
          <table:table-cell table:style-name="Default"/>
          <table:table-cell office:value-type="string">
            <text:p>14:31k</text:p>
          </table:table-cell>
          <table:table-cell office:value-type="string">
            <text:p>15:18FG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Bonin / Szkoła</text:p>
          </table:table-cell>
          <table:table-cell table:style-name="Default" table:number-columns-repeated="4"/>
          <table:table-cell office:value-type="string">
            <text:p>7:41kvG</text:p>
          </table:table-cell>
          <table:table-cell office:value-type="string">
            <text:p>8:01RG</text:p>
          </table:table-cell>
          <table:table-cell table:number-columns-repeated="3"/>
          <table:table-cell table:style-name="Default" table:number-columns-repeated="2"/>
          <table:table-cell office:value-type="string">
            <text:p>13:42k</text:p>
          </table:table-cell>
          <table:table-cell table:style-name="Default"/>
          <table:table-cell office:value-type="string">
            <text:p>14:32k</text:p>
          </table:table-cell>
          <table:table-cell office:value-type="string">
            <text:p>15:19FG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Kretomino / Familijna</text:p>
          </table:table-cell>
          <table:table-cell table:style-name="Default" table:number-columns-repeated="2"/>
          <table:table-cell table:number-columns-repeated="3"/>
          <table:table-cell office:value-type="string">
            <text:p>8:05RG</text:p>
          </table:table-cell>
          <table:table-cell table:style-name="Default"/>
          <table:table-cell table:number-columns-repeated="7"/>
          <table:table-cell office:value-type="string">
            <text:p>15:23FG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Kretomino / Porzeczkowa</text:p>
          </table:table-cell>
          <table:table-cell table:style-name="Default" table:number-columns-repeated="2"/>
          <table:table-cell table:number-columns-repeated="3"/>
          <table:table-cell office:value-type="string">
            <text:p>8:06RG</text:p>
          </table:table-cell>
          <table:table-cell table:style-name="Default"/>
          <table:table-cell table:number-columns-repeated="7"/>
          <table:table-cell office:value-type="string">
            <text:p>15:24FG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Raduszka / Kaczeńców</text:p>
          </table:table-cell>
          <table:table-cell table:style-name="Default" table:number-columns-repeated="2"/>
          <table:table-cell table:number-columns-repeated="3"/>
          <table:table-cell office:value-type="string">
            <text:p>8:07RG</text:p>
          </table:table-cell>
          <table:table-cell table:style-name="Default"/>
          <table:table-cell table:number-columns-repeated="7"/>
          <table:table-cell office:value-type="string">
            <text:p>15:25FG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Raduszka</text:p>
          </table:table-cell>
          <table:table-cell office:value-type="string">
            <text:p>5:17</text:p>
          </table:table-cell>
          <table:table-cell office:value-type="string">
            <text:p>6:12</text:p>
          </table:table-cell>
          <table:table-cell office:value-type="string">
            <text:p>6:30v</text:p>
          </table:table-cell>
          <table:table-cell office:value-type="string">
            <text:p>7:10</text:p>
          </table:table-cell>
          <table:table-cell table:style-name="Default"/>
          <table:table-cell office:value-type="string">
            <text:p>8:09</text:p>
          </table:table-cell>
          <table:table-cell office:value-type="string">
            <text:p>9:02</text:p>
          </table:table-cell>
          <table:table-cell office:value-type="string">
            <text:p>10:07F</text:p>
          </table:table-cell>
          <table:table-cell office:value-type="string">
            <text:p>11:07</text:p>
          </table:table-cell>
          <table:table-cell office:value-type="string">
            <text:p>12:07F</text:p>
          </table:table-cell>
          <table:table-cell office:value-type="string">
            <text:p>13:07</text:p>
          </table:table-cell>
          <table:table-cell table:style-name="Default"/>
          <table:table-cell office:value-type="string">
            <text:p>14:02</text:p>
          </table:table-cell>
          <table:table-cell table:style-name="Default"/>
          <table:table-cell office:value-type="string">
            <text:p>15:27F</text:p>
          </table:table-cell>
          <table:table-cell office:value-type="string">
            <text:p>15:53</text:p>
          </table:table-cell>
          <table:table-cell office:value-type="string">
            <text:p>16:27</text:p>
          </table:table-cell>
          <table:table-cell office:value-type="string">
            <text:p>17:07Fv</text:p>
          </table:table-cell>
          <table:table-cell office:value-type="string">
            <text:p>18:07v</text:p>
          </table:table-cell>
          <table:table-cell office:value-type="string">
            <text:p>18:59</text:p>
          </table:table-cell>
          <table:table-cell office:value-type="string">
            <text:p>19:42</text:p>
          </table:table-cell>
          <table:table-cell office:value-type="string">
            <text:p>20:57</text:p>
          </table:table-cell>
          <table:table-cell office:value-type="string">
            <text:p>21:52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Raduszka / Konwalii</text:p>
          </table:table-cell>
          <table:table-cell office:value-type="string">
            <text:p>5:18</text:p>
          </table:table-cell>
          <table:table-cell office:value-type="string">
            <text:p>6:13</text:p>
          </table:table-cell>
          <table:table-cell office:value-type="string">
            <text:p>6:31v</text:p>
          </table:table-cell>
          <table:table-cell office:value-type="string">
            <text:p>7:11</text:p>
          </table:table-cell>
          <table:table-cell table:style-name="Default"/>
          <table:table-cell office:value-type="string">
            <text:p>8:10</text:p>
          </table:table-cell>
          <table:table-cell office:value-type="string">
            <text:p>9:03</text:p>
          </table:table-cell>
          <table:table-cell office:value-type="string">
            <text:p>10:08F</text:p>
          </table:table-cell>
          <table:table-cell office:value-type="string">
            <text:p>11:08</text:p>
          </table:table-cell>
          <table:table-cell office:value-type="string">
            <text:p>12:08F</text:p>
          </table:table-cell>
          <table:table-cell office:value-type="string">
            <text:p>13:08</text:p>
          </table:table-cell>
          <table:table-cell table:style-name="Default"/>
          <table:table-cell office:value-type="string">
            <text:p>14:03</text:p>
          </table:table-cell>
          <table:table-cell table:style-name="Default"/>
          <table:table-cell office:value-type="string">
            <text:p>15:28F</text:p>
          </table:table-cell>
          <table:table-cell office:value-type="string">
            <text:p>15:54</text:p>
          </table:table-cell>
          <table:table-cell office:value-type="string">
            <text:p>16:28</text:p>
          </table:table-cell>
          <table:table-cell office:value-type="string">
            <text:p>17:08Fv</text:p>
          </table:table-cell>
          <table:table-cell office:value-type="string">
            <text:p>18:08v</text:p>
          </table:table-cell>
          <table:table-cell office:value-type="string">
            <text:p>19:00</text:p>
          </table:table-cell>
          <table:table-cell office:value-type="string">
            <text:p>19:43</text:p>
          </table:table-cell>
          <table:table-cell office:value-type="string">
            <text:p>20:58</text:p>
          </table:table-cell>
          <table:table-cell office:value-type="string">
            <text:p>21:53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Kretomino / Agrestowa</text:p>
          </table:table-cell>
          <table:table-cell office:value-type="string">
            <text:p>5:19</text:p>
          </table:table-cell>
          <table:table-cell office:value-type="string">
            <text:p>6:14</text:p>
          </table:table-cell>
          <table:table-cell office:value-type="string">
            <text:p>6:32v</text:p>
          </table:table-cell>
          <table:table-cell office:value-type="string">
            <text:p>7:12</text:p>
          </table:table-cell>
          <table:table-cell table:style-name="Default"/>
          <table:table-cell office:value-type="string">
            <text:p>8:11</text:p>
          </table:table-cell>
          <table:table-cell office:value-type="string">
            <text:p>9:04</text:p>
          </table:table-cell>
          <table:table-cell office:value-type="string">
            <text:p>10:09F</text:p>
          </table:table-cell>
          <table:table-cell office:value-type="string">
            <text:p>11:09</text:p>
          </table:table-cell>
          <table:table-cell office:value-type="string">
            <text:p>12:09F</text:p>
          </table:table-cell>
          <table:table-cell office:value-type="string">
            <text:p>13:09</text:p>
          </table:table-cell>
          <table:table-cell table:style-name="Default"/>
          <table:table-cell office:value-type="string">
            <text:p>14:04</text:p>
          </table:table-cell>
          <table:table-cell table:style-name="Default"/>
          <table:table-cell office:value-type="string">
            <text:p>15:29F</text:p>
          </table:table-cell>
          <table:table-cell office:value-type="string">
            <text:p>15:55</text:p>
          </table:table-cell>
          <table:table-cell office:value-type="string">
            <text:p>16:29</text:p>
          </table:table-cell>
          <table:table-cell office:value-type="string">
            <text:p>17:09Fv</text:p>
          </table:table-cell>
          <table:table-cell office:value-type="string">
            <text:p>18:09v</text:p>
          </table:table-cell>
          <table:table-cell office:value-type="string">
            <text:p>19:01</text:p>
          </table:table-cell>
          <table:table-cell office:value-type="string">
            <text:p>19:44</text:p>
          </table:table-cell>
          <table:table-cell office:value-type="string">
            <text:p>20:59</text:p>
          </table:table-cell>
          <table:table-cell office:value-type="string">
            <text:p>21:54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Kretomino / Kościelna</text:p>
          </table:table-cell>
          <table:table-cell office:value-type="string">
            <text:p>5:20</text:p>
          </table:table-cell>
          <table:table-cell office:value-type="string">
            <text:p>6:15</text:p>
          </table:table-cell>
          <table:table-cell office:value-type="string">
            <text:p>6:33v</text:p>
          </table:table-cell>
          <table:table-cell office:value-type="string">
            <text:p>7:13</text:p>
          </table:table-cell>
          <table:table-cell table:style-name="Default"/>
          <table:table-cell office:value-type="string">
            <text:p>8:12</text:p>
          </table:table-cell>
          <table:table-cell office:value-type="string">
            <text:p>9:05</text:p>
          </table:table-cell>
          <table:table-cell office:value-type="string">
            <text:p>10:10F</text:p>
          </table:table-cell>
          <table:table-cell office:value-type="string">
            <text:p>11:10</text:p>
          </table:table-cell>
          <table:table-cell office:value-type="string">
            <text:p>12:10F</text:p>
          </table:table-cell>
          <table:table-cell office:value-type="string">
            <text:p>13:10</text:p>
          </table:table-cell>
          <table:table-cell table:style-name="Default"/>
          <table:table-cell office:value-type="string">
            <text:p>14:05</text:p>
          </table:table-cell>
          <table:table-cell table:style-name="Default"/>
          <table:table-cell office:value-type="string">
            <text:p>15:30F</text:p>
          </table:table-cell>
          <table:table-cell office:value-type="string">
            <text:p>15:56</text:p>
          </table:table-cell>
          <table:table-cell office:value-type="string">
            <text:p>16:30</text:p>
          </table:table-cell>
          <table:table-cell office:value-type="string">
            <text:p>17:10Fv</text:p>
          </table:table-cell>
          <table:table-cell office:value-type="string">
            <text:p>18:10v</text:p>
          </table:table-cell>
          <table:table-cell office:value-type="string">
            <text:p>19:02</text:p>
          </table:table-cell>
          <table:table-cell office:value-type="string">
            <text:p>19:45</text:p>
          </table:table-cell>
          <table:table-cell office:value-type="string">
            <text:p>21:00</text:p>
          </table:table-cell>
          <table:table-cell office:value-type="string">
            <text:p>21:55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Kretomino / Skrzyżowanie</text:p>
          </table:table-cell>
          <table:table-cell office:value-type="string">
            <text:p>5:21</text:p>
          </table:table-cell>
          <table:table-cell office:value-type="string">
            <text:p>6:16</text:p>
          </table:table-cell>
          <table:table-cell office:value-type="string">
            <text:p>6:34v</text:p>
          </table:table-cell>
          <table:table-cell office:value-type="string">
            <text:p>7:14</text:p>
          </table:table-cell>
          <table:table-cell office:value-type="string">
            <text:p>7:45vG</text:p>
          </table:table-cell>
          <table:table-cell office:value-type="string">
            <text:p>8:13</text:p>
          </table:table-cell>
          <table:table-cell office:value-type="string">
            <text:p>9:06</text:p>
          </table:table-cell>
          <table:table-cell office:value-type="string">
            <text:p>10:11F</text:p>
          </table:table-cell>
          <table:table-cell office:value-type="string">
            <text:p>11:11</text:p>
          </table:table-cell>
          <table:table-cell office:value-type="string">
            <text:p>12:11F</text:p>
          </table:table-cell>
          <table:table-cell office:value-type="string">
            <text:p>13:11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office:value-type="string">
            <text:p>15:31F</text:p>
          </table:table-cell>
          <table:table-cell office:value-type="string">
            <text:p>15:57</text:p>
          </table:table-cell>
          <table:table-cell office:value-type="string">
            <text:p>16:31</text:p>
          </table:table-cell>
          <table:table-cell office:value-type="string">
            <text:p>17:11Fv</text:p>
          </table:table-cell>
          <table:table-cell office:value-type="string">
            <text:p>18:11v</text:p>
          </table:table-cell>
          <table:table-cell office:value-type="string">
            <text:p>19:03</text:p>
          </table:table-cell>
          <table:table-cell office:value-type="string">
            <text:p>19:46</text:p>
          </table:table-cell>
          <table:table-cell office:value-type="string">
            <text:p>21:01</text:p>
          </table:table-cell>
          <table:table-cell office:value-type="string">
            <text:p>21:56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Kretomino</text:p>
          </table:table-cell>
          <table:table-cell office:value-type="string">
            <text:p>5:22</text:p>
          </table:table-cell>
          <table:table-cell office:value-type="string">
            <text:p>6:17</text:p>
          </table:table-cell>
          <table:table-cell office:value-type="string">
            <text:p>6:35v</text:p>
          </table:table-cell>
          <table:table-cell office:value-type="string">
            <text:p>7:15</text:p>
          </table:table-cell>
          <table:table-cell office:value-type="string">
            <text:p>7:46vG</text:p>
          </table:table-cell>
          <table:table-cell office:value-type="string">
            <text:p>8:14</text:p>
          </table:table-cell>
          <table:table-cell office:value-type="string">
            <text:p>9:07</text:p>
          </table:table-cell>
          <table:table-cell office:value-type="string">
            <text:p>10:12F</text:p>
          </table:table-cell>
          <table:table-cell office:value-type="string">
            <text:p>11:12</text:p>
          </table:table-cell>
          <table:table-cell office:value-type="string">
            <text:p>12:12F</text:p>
          </table:table-cell>
          <table:table-cell office:value-type="string">
            <text:p>13:12</text:p>
          </table:table-cell>
          <table:table-cell office:value-type="string">
            <text:p>13:47</text:p>
          </table:table-cell>
          <table:table-cell office:value-type="string">
            <text:p>14:07</text:p>
          </table:table-cell>
          <table:table-cell office:value-type="string">
            <text:p>14:37</text:p>
          </table:table-cell>
          <table:table-cell office:value-type="string">
            <text:p>15:32F</text:p>
          </table:table-cell>
          <table:table-cell office:value-type="string">
            <text:p>15:58</text:p>
          </table:table-cell>
          <table:table-cell office:value-type="string">
            <text:p>16:32</text:p>
          </table:table-cell>
          <table:table-cell office:value-type="string">
            <text:p>17:12Fv</text:p>
          </table:table-cell>
          <table:table-cell office:value-type="string">
            <text:p>18:12v</text:p>
          </table:table-cell>
          <table:table-cell office:value-type="string">
            <text:p>19:04</text:p>
          </table:table-cell>
          <table:table-cell office:value-type="string">
            <text:p>19:47</text:p>
          </table:table-cell>
          <table:table-cell office:value-type="string">
            <text:p>21:02</text:p>
          </table:table-cell>
          <table:table-cell office:value-type="string">
            <text:p>21:57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Diamentowa</text:p>
          </table:table-cell>
          <table:table-cell office:value-type="string">
            <text:p>5:23</text:p>
          </table:table-cell>
          <table:table-cell office:value-type="string">
            <text:p>6:18</text:p>
          </table:table-cell>
          <table:table-cell office:value-type="string">
            <text:p>6:36v</text:p>
          </table:table-cell>
          <table:table-cell office:value-type="string">
            <text:p>7:16</text:p>
          </table:table-cell>
          <table:table-cell office:value-type="string">
            <text:p>7:47vG</text:p>
          </table:table-cell>
          <table:table-cell office:value-type="string">
            <text:p>8:15</text:p>
          </table:table-cell>
          <table:table-cell office:value-type="string">
            <text:p>9:08</text:p>
          </table:table-cell>
          <table:table-cell office:value-type="string">
            <text:p>10:13F</text:p>
          </table:table-cell>
          <table:table-cell office:value-type="string">
            <text:p>11:13</text:p>
          </table:table-cell>
          <table:table-cell office:value-type="string">
            <text:p>12:13F</text:p>
          </table:table-cell>
          <table:table-cell office:value-type="string">
            <text:p>13:13</text:p>
          </table:table-cell>
          <table:table-cell office:value-type="string">
            <text:p>13:48</text:p>
          </table:table-cell>
          <table:table-cell office:value-type="string">
            <text:p>14:08</text:p>
          </table:table-cell>
          <table:table-cell office:value-type="string">
            <text:p>14:38</text:p>
          </table:table-cell>
          <table:table-cell office:value-type="string">
            <text:p>15:33F</text:p>
          </table:table-cell>
          <table:table-cell office:value-type="string">
            <text:p>15:59</text:p>
          </table:table-cell>
          <table:table-cell office:value-type="string">
            <text:p>16:33</text:p>
          </table:table-cell>
          <table:table-cell office:value-type="string">
            <text:p>17:13Fv</text:p>
          </table:table-cell>
          <table:table-cell office:value-type="string">
            <text:p>18:13v</text:p>
          </table:table-cell>
          <table:table-cell office:value-type="string">
            <text:p>19:05</text:p>
          </table:table-cell>
          <table:table-cell office:value-type="string">
            <text:p>19:48</text:p>
          </table:table-cell>
          <table:table-cell office:value-type="string">
            <text:p>21:03</text:p>
          </table:table-cell>
          <table:table-cell office:value-type="string">
            <text:p>21:58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Wilkowo</text:p>
          </table:table-cell>
          <table:table-cell office:value-type="string">
            <text:p>5:24</text:p>
          </table:table-cell>
          <table:table-cell office:value-type="string">
            <text:p>6:19</text:p>
          </table:table-cell>
          <table:table-cell office:value-type="string">
            <text:p>6:37v</text:p>
          </table:table-cell>
          <table:table-cell office:value-type="string">
            <text:p>7:17</text:p>
          </table:table-cell>
          <table:table-cell office:value-type="string">
            <text:p>7:48vG</text:p>
          </table:table-cell>
          <table:table-cell office:value-type="string">
            <text:p>8:16</text:p>
          </table:table-cell>
          <table:table-cell office:value-type="string">
            <text:p>9:09</text:p>
          </table:table-cell>
          <table:table-cell office:value-type="string">
            <text:p>10:14F</text:p>
          </table:table-cell>
          <table:table-cell office:value-type="string">
            <text:p>11:14</text:p>
          </table:table-cell>
          <table:table-cell office:value-type="string">
            <text:p>12:14F</text:p>
          </table:table-cell>
          <table:table-cell office:value-type="string">
            <text:p>13:14</text:p>
          </table:table-cell>
          <table:table-cell office:value-type="string">
            <text:p>13:49</text:p>
          </table:table-cell>
          <table:table-cell office:value-type="string">
            <text:p>14:09</text:p>
          </table:table-cell>
          <table:table-cell office:value-type="string">
            <text:p>14:39</text:p>
          </table:table-cell>
          <table:table-cell office:value-type="string">
            <text:p>15:34F</text:p>
          </table:table-cell>
          <table:table-cell office:value-type="string">
            <text:p>16:00</text:p>
          </table:table-cell>
          <table:table-cell office:value-type="string">
            <text:p>16:34</text:p>
          </table:table-cell>
          <table:table-cell office:value-type="string">
            <text:p>17:14Fv</text:p>
          </table:table-cell>
          <table:table-cell office:value-type="string">
            <text:p>18:14v</text:p>
          </table:table-cell>
          <table:table-cell office:value-type="string">
            <text:p>19:06</text:p>
          </table:table-cell>
          <table:table-cell office:value-type="string">
            <text:p>19:49</text:p>
          </table:table-cell>
          <table:table-cell office:value-type="string">
            <text:p>21:04</text:p>
          </table:table-cell>
          <table:table-cell office:value-type="string">
            <text:p>21:59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Cmentarz</text:p>
          </table:table-cell>
          <table:table-cell office:value-type="string">
            <text:p>5:25</text:p>
          </table:table-cell>
          <table:table-cell office:value-type="string">
            <text:p>6:20</text:p>
          </table:table-cell>
          <table:table-cell office:value-type="string">
            <text:p>6:38v</text:p>
          </table:table-cell>
          <table:table-cell office:value-type="string">
            <text:p>7:18</text:p>
          </table:table-cell>
          <table:table-cell office:value-type="string">
            <text:p>7:49vG</text:p>
          </table:table-cell>
          <table:table-cell office:value-type="string">
            <text:p>8:17</text:p>
          </table:table-cell>
          <table:table-cell office:value-type="string">
            <text:p>9:10</text:p>
          </table:table-cell>
          <table:table-cell office:value-type="string">
            <text:p>10:15F</text:p>
          </table:table-cell>
          <table:table-cell office:value-type="string">
            <text:p>11:15</text:p>
          </table:table-cell>
          <table:table-cell office:value-type="string">
            <text:p>12:15F</text:p>
          </table:table-cell>
          <table:table-cell office:value-type="string">
            <text:p>13:15</text:p>
          </table:table-cell>
          <table:table-cell office:value-type="string">
            <text:p>13:50</text:p>
          </table:table-cell>
          <table:table-cell office:value-type="string">
            <text:p>14:10</text:p>
          </table:table-cell>
          <table:table-cell office:value-type="string">
            <text:p>14:40</text:p>
          </table:table-cell>
          <table:table-cell office:value-type="string">
            <text:p>15:35F</text:p>
          </table:table-cell>
          <table:table-cell office:value-type="string">
            <text:p>16:01</text:p>
          </table:table-cell>
          <table:table-cell office:value-type="string">
            <text:p>16:35</text:p>
          </table:table-cell>
          <table:table-cell office:value-type="string">
            <text:p>17:15Fv</text:p>
          </table:table-cell>
          <table:table-cell office:value-type="string">
            <text:p>18:15v</text:p>
          </table:table-cell>
          <table:table-cell office:value-type="string">
            <text:p>19:07</text:p>
          </table:table-cell>
          <table:table-cell office:value-type="string">
            <text:p>19:50</text:p>
          </table:table-cell>
          <table:table-cell office:value-type="string">
            <text:p>21:05</text:p>
          </table:table-cell>
          <table:table-cell office:value-type="string">
            <text:p>22:00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Atrium</text:p>
          </table:table-cell>
          <table:table-cell office:value-type="string">
            <text:p>5:26</text:p>
          </table:table-cell>
          <table:table-cell office:value-type="string">
            <text:p>6:21</text:p>
          </table:table-cell>
          <table:table-cell office:value-type="string">
            <text:p>6:39v</text:p>
          </table:table-cell>
          <table:table-cell office:value-type="string">
            <text:p>7:19</text:p>
          </table:table-cell>
          <table:table-cell office:value-type="string">
            <text:p>7:50vG</text:p>
          </table:table-cell>
          <table:table-cell office:value-type="string">
            <text:p>8:18</text:p>
          </table:table-cell>
          <table:table-cell office:value-type="string">
            <text:p>9:11</text:p>
          </table:table-cell>
          <table:table-cell office:value-type="string">
            <text:p>10:16F</text:p>
          </table:table-cell>
          <table:table-cell office:value-type="string">
            <text:p>11:16</text:p>
          </table:table-cell>
          <table:table-cell office:value-type="string">
            <text:p>12:16F</text:p>
          </table:table-cell>
          <table:table-cell office:value-type="string">
            <text:p>13:16</text:p>
          </table:table-cell>
          <table:table-cell office:value-type="string">
            <text:p>13:51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office:value-type="string">
            <text:p>15:36F</text:p>
          </table:table-cell>
          <table:table-cell office:value-type="string">
            <text:p>16:02</text:p>
          </table:table-cell>
          <table:table-cell office:value-type="string">
            <text:p>16:36</text:p>
          </table:table-cell>
          <table:table-cell office:value-type="string">
            <text:p>17:16Fv</text:p>
          </table:table-cell>
          <table:table-cell office:value-type="string">
            <text:p>18:16v</text:p>
          </table:table-cell>
          <table:table-cell office:value-type="string">
            <text:p>19:08</text:p>
          </table:table-cell>
          <table:table-cell office:value-type="string">
            <text:p>19:51</text:p>
          </table:table-cell>
          <table:table-cell office:value-type="string">
            <text:p>21:06</text:p>
          </table:table-cell>
          <table:table-cell office:value-type="string">
            <text:p>22:01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4 Marca</text:p>
          </table:table-cell>
          <table:table-cell office:value-type="string">
            <text:p>5:27</text:p>
          </table:table-cell>
          <table:table-cell office:value-type="string">
            <text:p>6:22</text:p>
          </table:table-cell>
          <table:table-cell office:value-type="string">
            <text:p>6:40v</text:p>
          </table:table-cell>
          <table:table-cell office:value-type="string">
            <text:p>7:20</text:p>
          </table:table-cell>
          <table:table-cell office:value-type="string">
            <text:p>7:51vG</text:p>
          </table:table-cell>
          <table:table-cell office:value-type="string">
            <text:p>8:19</text:p>
          </table:table-cell>
          <table:table-cell office:value-type="string">
            <text:p>9:12</text:p>
          </table:table-cell>
          <table:table-cell office:value-type="string">
            <text:p>10:17F</text:p>
          </table:table-cell>
          <table:table-cell office:value-type="string">
            <text:p>11:17</text:p>
          </table:table-cell>
          <table:table-cell office:value-type="string">
            <text:p>12:17F</text:p>
          </table:table-cell>
          <table:table-cell office:value-type="string">
            <text:p>13:17</text:p>
          </table:table-cell>
          <table:table-cell office:value-type="string">
            <text:p>13:52</text:p>
          </table:table-cell>
          <table:table-cell office:value-type="string">
            <text:p>14:12</text:p>
          </table:table-cell>
          <table:table-cell office:value-type="string">
            <text:p>14:42</text:p>
          </table:table-cell>
          <table:table-cell office:value-type="string">
            <text:p>15:37F</text:p>
          </table:table-cell>
          <table:table-cell office:value-type="string">
            <text:p>16:03</text:p>
          </table:table-cell>
          <table:table-cell office:value-type="string">
            <text:p>16:37</text:p>
          </table:table-cell>
          <table:table-cell office:value-type="string">
            <text:p>17:17Fv</text:p>
          </table:table-cell>
          <table:table-cell office:value-type="string">
            <text:p>18:17v</text:p>
          </table:table-cell>
          <table:table-cell office:value-type="string">
            <text:p>19:09</text:p>
          </table:table-cell>
          <table:table-cell office:value-type="string">
            <text:p>19:52</text:p>
          </table:table-cell>
          <table:table-cell office:value-type="string">
            <text:p>21:07</text:p>
          </table:table-cell>
          <table:table-cell office:value-type="string">
            <text:p>22:02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Gnieźnieńska / Modrzejewskiej</text:p>
          </table:table-cell>
          <table:table-cell office:value-type="string">
            <text:p>5:28</text:p>
          </table:table-cell>
          <table:table-cell office:value-type="string">
            <text:p>6:23</text:p>
          </table:table-cell>
          <table:table-cell office:value-type="string">
            <text:p>6:41v</text:p>
          </table:table-cell>
          <table:table-cell office:value-type="string">
            <text:p>7:21</text:p>
          </table:table-cell>
          <table:table-cell office:value-type="string">
            <text:p>7:52vG</text:p>
          </table:table-cell>
          <table:table-cell office:value-type="string">
            <text:p>8:20</text:p>
          </table:table-cell>
          <table:table-cell office:value-type="string">
            <text:p>9:13</text:p>
          </table:table-cell>
          <table:table-cell office:value-type="string">
            <text:p>10:18F</text:p>
          </table:table-cell>
          <table:table-cell office:value-type="string">
            <text:p>11:18</text:p>
          </table:table-cell>
          <table:table-cell office:value-type="string">
            <text:p>12:18F</text:p>
          </table:table-cell>
          <table:table-cell office:value-type="string">
            <text:p>13:18</text:p>
          </table:table-cell>
          <table:table-cell office:value-type="string">
            <text:p>13:53</text:p>
          </table:table-cell>
          <table:table-cell office:value-type="string">
            <text:p>14:13</text:p>
          </table:table-cell>
          <table:table-cell office:value-type="string">
            <text:p>14:43</text:p>
          </table:table-cell>
          <table:table-cell office:value-type="string">
            <text:p>15:38F</text:p>
          </table:table-cell>
          <table:table-cell office:value-type="string">
            <text:p>16:04</text:p>
          </table:table-cell>
          <table:table-cell office:value-type="string">
            <text:p>16:38</text:p>
          </table:table-cell>
          <table:table-cell office:value-type="string">
            <text:p>17:18Fv</text:p>
          </table:table-cell>
          <table:table-cell office:value-type="string">
            <text:p>18:18v</text:p>
          </table:table-cell>
          <table:table-cell office:value-type="string">
            <text:p>19:10</text:p>
          </table:table-cell>
          <table:table-cell office:value-type="string">
            <text:p>19:53</text:p>
          </table:table-cell>
          <table:table-cell office:value-type="string">
            <text:p>21:08</text:p>
          </table:table-cell>
          <table:table-cell office:value-type="string">
            <text:p>22:03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I Maja / Andersa</text:p>
          </table:table-cell>
          <table:table-cell office:value-type="string">
            <text:p>5:30</text:p>
          </table:table-cell>
          <table:table-cell office:value-type="string">
            <text:p>6:25</text:p>
          </table:table-cell>
          <table:table-cell office:value-type="string">
            <text:p>6:43v</text:p>
          </table:table-cell>
          <table:table-cell office:value-type="string">
            <text:p>7:23</text:p>
          </table:table-cell>
          <table:table-cell office:value-type="string">
            <text:p>7:54vG</text:p>
          </table:table-cell>
          <table:table-cell office:value-type="string">
            <text:p>8:22</text:p>
          </table:table-cell>
          <table:table-cell office:value-type="string">
            <text:p>9:15</text:p>
          </table:table-cell>
          <table:table-cell office:value-type="string">
            <text:p>10:20F</text:p>
          </table:table-cell>
          <table:table-cell office:value-type="string">
            <text:p>11:20</text:p>
          </table:table-cell>
          <table:table-cell office:value-type="string">
            <text:p>12:20F</text:p>
          </table:table-cell>
          <table:table-cell office:value-type="string">
            <text:p>13:20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46</text:p>
          </table:table-cell>
          <table:table-cell office:value-type="string">
            <text:p>15:41F</text:p>
          </table:table-cell>
          <table:table-cell office:value-type="string">
            <text:p>16:07</text:p>
          </table:table-cell>
          <table:table-cell office:value-type="string">
            <text:p>16:41</text:p>
          </table:table-cell>
          <table:table-cell office:value-type="string">
            <text:p>17:20Fv</text:p>
          </table:table-cell>
          <table:table-cell office:value-type="string">
            <text:p>18:21v</text:p>
          </table:table-cell>
          <table:table-cell office:value-type="string">
            <text:p>19:13</text:p>
          </table:table-cell>
          <table:table-cell office:value-type="string">
            <text:p>19:55</text:p>
          </table:table-cell>
          <table:table-cell office:value-type="string">
            <text:p>21:10</text:p>
          </table:table-cell>
          <table:table-cell office:value-type="string">
            <text:p>22:05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5:31</text:p>
          </table:table-cell>
          <table:table-cell office:value-type="string">
            <text:p>6:26</text:p>
          </table:table-cell>
          <table:table-cell office:value-type="string">
            <text:p>6:44v</text:p>
          </table:table-cell>
          <table:table-cell office:value-type="string">
            <text:p>7:24</text:p>
          </table:table-cell>
          <table:table-cell office:value-type="string">
            <text:p>7:55vG</text:p>
          </table:table-cell>
          <table:table-cell office:value-type="string">
            <text:p>8:23</text:p>
          </table:table-cell>
          <table:table-cell office:value-type="string">
            <text:p>9:16</text:p>
          </table:table-cell>
          <table:table-cell office:value-type="string">
            <text:p>10:21F</text:p>
          </table:table-cell>
          <table:table-cell office:value-type="string">
            <text:p>11:21</text:p>
          </table:table-cell>
          <table:table-cell office:value-type="string">
            <text:p>12:21F</text:p>
          </table:table-cell>
          <table:table-cell office:value-type="string">
            <text:p>13:21</text:p>
          </table:table-cell>
          <table:table-cell office:value-type="string">
            <text:p>13:57</text:p>
          </table:table-cell>
          <table:table-cell office:value-type="string">
            <text:p>14:17</text:p>
          </table:table-cell>
          <table:table-cell office:value-type="string">
            <text:p>14:47</text:p>
          </table:table-cell>
          <table:table-cell office:value-type="string">
            <text:p>15:42F</text:p>
          </table:table-cell>
          <table:table-cell office:value-type="string">
            <text:p>16:08</text:p>
          </table:table-cell>
          <table:table-cell office:value-type="string">
            <text:p>16:42</text:p>
          </table:table-cell>
          <table:table-cell office:value-type="string">
            <text:p>17:21Fv</text:p>
          </table:table-cell>
          <table:table-cell office:value-type="string">
            <text:p>18:22v</text:p>
          </table:table-cell>
          <table:table-cell office:value-type="string">
            <text:p>19:14</text:p>
          </table:table-cell>
          <table:table-cell office:value-type="string">
            <text:p>19:56</text:p>
          </table:table-cell>
          <table:table-cell office:value-type="string">
            <text:p>21:11</text:p>
          </table:table-cell>
          <table:table-cell office:value-type="string">
            <text:p>22:06</text:p>
          </table:table-cell>
          <table:table-cell table:number-columns-repeated="1000"/>
        </table:table-row>
        <table:table-row table:style-name="ro1">
          <table:table-cell table:style-name="Default" office:value-type="string">
            <text:p>Dworzec PKP / Bank</text:p>
          </table:table-cell>
          <table:table-cell table:style-name="Default" table:number-columns-repeated="4"/>
          <table:table-cell table:number-columns-repeated="3"/>
          <table:table-cell office:value-type="string">
            <text:p>10:23F</text:p>
          </table:table-cell>
          <table:table-cell table:style-name="Default"/>
          <table:table-cell office:value-type="string">
            <text:p>12:23F</text:p>
          </table:table-cell>
          <table:table-cell table:number-columns-repeated="2"/>
          <table:table-cell table:style-name="Default" table:number-columns-repeated="2"/>
          <table:table-cell office:value-type="string">
            <text:p>15:44F</text:p>
          </table:table-cell>
          <table:table-cell table:style-name="Default" table:number-columns-repeated="2"/>
          <table:table-cell office:value-type="string">
            <text:p>17:23F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Morska / Bohaterów Warszawy</text:p>
          </table:table-cell>
          <table:table-cell table:style-name="Default" table:number-columns-repeated="4"/>
          <table:table-cell table:number-columns-repeated="3"/>
          <table:table-cell office:value-type="string">
            <text:p>10:25F</text:p>
          </table:table-cell>
          <table:table-cell table:style-name="Default"/>
          <table:table-cell office:value-type="string">
            <text:p>12:25F</text:p>
          </table:table-cell>
          <table:table-cell table:number-columns-repeated="2"/>
          <table:table-cell table:style-name="Default" table:number-columns-repeated="2"/>
          <table:table-cell office:value-type="string">
            <text:p>15:47F</text:p>
          </table:table-cell>
          <table:table-cell table:style-name="Default" table:number-columns-repeated="2"/>
          <table:table-cell office:value-type="string">
            <text:p>17:25F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Energetyków / Morska</text:p>
          </table:table-cell>
          <table:table-cell table:style-name="Default" table:number-columns-repeated="4"/>
          <table:table-cell table:number-columns-repeated="3"/>
          <table:table-cell office:value-type="string">
            <text:p>10:27F</text:p>
          </table:table-cell>
          <table:table-cell table:style-name="Default"/>
          <table:table-cell office:value-type="string">
            <text:p>12:27F</text:p>
          </table:table-cell>
          <table:table-cell table:number-columns-repeated="2"/>
          <table:table-cell table:style-name="Default" table:number-columns-repeated="2"/>
          <table:table-cell office:value-type="string">
            <text:p>15:49F</text:p>
          </table:table-cell>
          <table:table-cell table:style-name="Default" table:number-columns-repeated="2"/>
          <table:table-cell office:value-type="string">
            <text:p>17:27Fv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table:style-name="Default" table:number-columns-repeated="4"/>
          <table:table-cell table:number-columns-repeated="3"/>
          <table:table-cell office:value-type="string">
            <text:p>10:28F</text:p>
          </table:table-cell>
          <table:table-cell table:style-name="Default"/>
          <table:table-cell office:value-type="string">
            <text:p>12:28F</text:p>
          </table:table-cell>
          <table:table-cell table:number-columns-repeated="2"/>
          <table:table-cell table:style-name="Default" table:number-columns-repeated="2"/>
          <table:table-cell office:value-type="string">
            <text:p>15:50F</text:p>
          </table:table-cell>
          <table:table-cell table:style-name="Default" table:number-columns-repeated="2"/>
          <table:table-cell office:value-type="string">
            <text:p>17:28Fv</text:p>
          </table:table-cell>
          <table:table-cell table:number-columns-repeated="100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Bonin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Bonin / Szkoł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Familijn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Porzeczkow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aduszka / Kaczeńców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aduszka</text:p>
          </table:table-cell>
          <table:table-cell office:value-type="string">
            <text:p>6:10v</text:p>
          </table:table-cell>
          <table:table-cell office:value-type="string">
            <text:p>6:50v</text:p>
          </table:table-cell>
          <table:table-cell office:value-type="string">
            <text:p>7:50v</text:p>
          </table:table-cell>
          <table:table-cell office:value-type="string">
            <text:p>8:50v</text:p>
          </table:table-cell>
          <table:table-cell office:value-type="string">
            <text:p>10:00Fv</text:p>
          </table:table-cell>
          <table:table-cell office:value-type="string">
            <text:p>10:55v</text:p>
          </table:table-cell>
          <table:table-cell office:value-type="string">
            <text:p>11:50v</text:p>
          </table:table-cell>
          <table:table-cell office:value-type="string">
            <text:p>13:00Fv</text:p>
          </table:table-cell>
          <table:table-cell office:value-type="string">
            <text:p>13:55v</text:p>
          </table:table-cell>
          <table:table-cell office:value-type="string">
            <text:p>14:50v</text:p>
          </table:table-cell>
          <table:table-cell office:value-type="string">
            <text:p>16:00Fv</text:p>
          </table:table-cell>
          <table:table-cell office:value-type="string">
            <text:p>16:55v</text:p>
          </table:table-cell>
          <table:table-cell office:value-type="string">
            <text:p>17:50v</text:p>
          </table:table-cell>
          <table:table-cell office:value-type="string">
            <text:p>18:50v</text:p>
          </table:table-cell>
          <table:table-cell office:value-type="string">
            <text:p>19:50v</text:p>
          </table:table-cell>
          <table:table-cell office:value-type="string">
            <text:p>20:50v</text:p>
          </table:table-cell>
          <table:table-cell office:value-type="string">
            <text:p>21:50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Raduszka / Konwalii</text:p>
          </table:table-cell>
          <table:table-cell office:value-type="string">
            <text:p>6:11v</text:p>
          </table:table-cell>
          <table:table-cell office:value-type="string">
            <text:p>6:51v</text:p>
          </table:table-cell>
          <table:table-cell office:value-type="string">
            <text:p>7:51v</text:p>
          </table:table-cell>
          <table:table-cell office:value-type="string">
            <text:p>8:51v</text:p>
          </table:table-cell>
          <table:table-cell office:value-type="string">
            <text:p>10:01Fv</text:p>
          </table:table-cell>
          <table:table-cell office:value-type="string">
            <text:p>10:56v</text:p>
          </table:table-cell>
          <table:table-cell office:value-type="string">
            <text:p>11:51v</text:p>
          </table:table-cell>
          <table:table-cell office:value-type="string">
            <text:p>13:01Fv</text:p>
          </table:table-cell>
          <table:table-cell office:value-type="string">
            <text:p>13:56v</text:p>
          </table:table-cell>
          <table:table-cell office:value-type="string">
            <text:p>14:51v</text:p>
          </table:table-cell>
          <table:table-cell office:value-type="string">
            <text:p>16:01Fv</text:p>
          </table:table-cell>
          <table:table-cell office:value-type="string">
            <text:p>16:56v</text:p>
          </table:table-cell>
          <table:table-cell office:value-type="string">
            <text:p>17:51v</text:p>
          </table:table-cell>
          <table:table-cell office:value-type="string">
            <text:p>18:51v</text:p>
          </table:table-cell>
          <table:table-cell office:value-type="string">
            <text:p>19:51v</text:p>
          </table:table-cell>
          <table:table-cell office:value-type="string">
            <text:p>20:51v</text:p>
          </table:table-cell>
          <table:table-cell office:value-type="string">
            <text:p>21:51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Kretomino / Agrestowa</text:p>
          </table:table-cell>
          <table:table-cell office:value-type="string">
            <text:p>6:12v</text:p>
          </table:table-cell>
          <table:table-cell office:value-type="string">
            <text:p>6:52v</text:p>
          </table:table-cell>
          <table:table-cell office:value-type="string">
            <text:p>7:52v</text:p>
          </table:table-cell>
          <table:table-cell office:value-type="string">
            <text:p>8:52v</text:p>
          </table:table-cell>
          <table:table-cell office:value-type="string">
            <text:p>10:02Fv</text:p>
          </table:table-cell>
          <table:table-cell office:value-type="string">
            <text:p>10:57v</text:p>
          </table:table-cell>
          <table:table-cell office:value-type="string">
            <text:p>11:52v</text:p>
          </table:table-cell>
          <table:table-cell office:value-type="string">
            <text:p>13:02Fv</text:p>
          </table:table-cell>
          <table:table-cell office:value-type="string">
            <text:p>13:57v</text:p>
          </table:table-cell>
          <table:table-cell office:value-type="string">
            <text:p>14:52v</text:p>
          </table:table-cell>
          <table:table-cell office:value-type="string">
            <text:p>16:02Fv</text:p>
          </table:table-cell>
          <table:table-cell office:value-type="string">
            <text:p>16:57v</text:p>
          </table:table-cell>
          <table:table-cell office:value-type="string">
            <text:p>17:52v</text:p>
          </table:table-cell>
          <table:table-cell office:value-type="string">
            <text:p>18:52v</text:p>
          </table:table-cell>
          <table:table-cell office:value-type="string">
            <text:p>19:52v</text:p>
          </table:table-cell>
          <table:table-cell office:value-type="string">
            <text:p>20:52v</text:p>
          </table:table-cell>
          <table:table-cell office:value-type="string">
            <text:p>21:52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Kretomino / Kościelna</text:p>
          </table:table-cell>
          <table:table-cell office:value-type="string">
            <text:p>6:13v</text:p>
          </table:table-cell>
          <table:table-cell office:value-type="string">
            <text:p>6:53v</text:p>
          </table:table-cell>
          <table:table-cell office:value-type="string">
            <text:p>7:53v</text:p>
          </table:table-cell>
          <table:table-cell office:value-type="string">
            <text:p>8:53v</text:p>
          </table:table-cell>
          <table:table-cell office:value-type="string">
            <text:p>10:03Fv</text:p>
          </table:table-cell>
          <table:table-cell office:value-type="string">
            <text:p>10:58v</text:p>
          </table:table-cell>
          <table:table-cell office:value-type="string">
            <text:p>11:53v</text:p>
          </table:table-cell>
          <table:table-cell office:value-type="string">
            <text:p>13:03Fv</text:p>
          </table:table-cell>
          <table:table-cell office:value-type="string">
            <text:p>13:58v</text:p>
          </table:table-cell>
          <table:table-cell office:value-type="string">
            <text:p>14:53v</text:p>
          </table:table-cell>
          <table:table-cell office:value-type="string">
            <text:p>16:03Fv</text:p>
          </table:table-cell>
          <table:table-cell office:value-type="string">
            <text:p>16:58v</text:p>
          </table:table-cell>
          <table:table-cell office:value-type="string">
            <text:p>17:53v</text:p>
          </table:table-cell>
          <table:table-cell office:value-type="string">
            <text:p>18:53v</text:p>
          </table:table-cell>
          <table:table-cell office:value-type="string">
            <text:p>19:53v</text:p>
          </table:table-cell>
          <table:table-cell office:value-type="string">
            <text:p>20:53v</text:p>
          </table:table-cell>
          <table:table-cell office:value-type="string">
            <text:p>21:53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Kretomino / Skrzyżowanie</text:p>
          </table:table-cell>
          <table:table-cell office:value-type="string">
            <text:p>6:14v</text:p>
          </table:table-cell>
          <table:table-cell office:value-type="string">
            <text:p>6:54v</text:p>
          </table:table-cell>
          <table:table-cell office:value-type="string">
            <text:p>7:54v</text:p>
          </table:table-cell>
          <table:table-cell office:value-type="string">
            <text:p>8:54v</text:p>
          </table:table-cell>
          <table:table-cell office:value-type="string">
            <text:p>10:04Fv</text:p>
          </table:table-cell>
          <table:table-cell office:value-type="string">
            <text:p>10:59v</text:p>
          </table:table-cell>
          <table:table-cell office:value-type="string">
            <text:p>11:54v</text:p>
          </table:table-cell>
          <table:table-cell office:value-type="string">
            <text:p>13:04Fv</text:p>
          </table:table-cell>
          <table:table-cell office:value-type="string">
            <text:p>13:59v</text:p>
          </table:table-cell>
          <table:table-cell office:value-type="string">
            <text:p>14:54v</text:p>
          </table:table-cell>
          <table:table-cell office:value-type="string">
            <text:p>16:04Fv</text:p>
          </table:table-cell>
          <table:table-cell office:value-type="string">
            <text:p>16:59v</text:p>
          </table:table-cell>
          <table:table-cell office:value-type="string">
            <text:p>17:54v</text:p>
          </table:table-cell>
          <table:table-cell office:value-type="string">
            <text:p>18:54v</text:p>
          </table:table-cell>
          <table:table-cell office:value-type="string">
            <text:p>19:54v</text:p>
          </table:table-cell>
          <table:table-cell office:value-type="string">
            <text:p>20:54v</text:p>
          </table:table-cell>
          <table:table-cell office:value-type="string">
            <text:p>21:54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Kretomino</text:p>
          </table:table-cell>
          <table:table-cell office:value-type="string">
            <text:p>6:15v</text:p>
          </table:table-cell>
          <table:table-cell office:value-type="string">
            <text:p>6:55v</text:p>
          </table:table-cell>
          <table:table-cell office:value-type="string">
            <text:p>7:55v</text:p>
          </table:table-cell>
          <table:table-cell office:value-type="string">
            <text:p>8:55v</text:p>
          </table:table-cell>
          <table:table-cell office:value-type="string">
            <text:p>10:05Fv</text:p>
          </table:table-cell>
          <table:table-cell office:value-type="string">
            <text:p>11:00v</text:p>
          </table:table-cell>
          <table:table-cell office:value-type="string">
            <text:p>11:55v</text:p>
          </table:table-cell>
          <table:table-cell office:value-type="string">
            <text:p>13:05Fv</text:p>
          </table:table-cell>
          <table:table-cell office:value-type="string">
            <text:p>14:00v</text:p>
          </table:table-cell>
          <table:table-cell office:value-type="string">
            <text:p>14:55v</text:p>
          </table:table-cell>
          <table:table-cell office:value-type="string">
            <text:p>16:05Fv</text:p>
          </table:table-cell>
          <table:table-cell office:value-type="string">
            <text:p>17:00v</text:p>
          </table:table-cell>
          <table:table-cell office:value-type="string">
            <text:p>17:55v</text:p>
          </table:table-cell>
          <table:table-cell office:value-type="string">
            <text:p>18:55v</text:p>
          </table:table-cell>
          <table:table-cell office:value-type="string">
            <text:p>19:55v</text:p>
          </table:table-cell>
          <table:table-cell office:value-type="string">
            <text:p>20:55v</text:p>
          </table:table-cell>
          <table:table-cell office:value-type="string">
            <text:p>21:55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Gnieźnieńska / Diamentowa</text:p>
          </table:table-cell>
          <table:table-cell office:value-type="string">
            <text:p>6:16v</text:p>
          </table:table-cell>
          <table:table-cell office:value-type="string">
            <text:p>6:56v</text:p>
          </table:table-cell>
          <table:table-cell office:value-type="string">
            <text:p>7:56v</text:p>
          </table:table-cell>
          <table:table-cell office:value-type="string">
            <text:p>8:56v</text:p>
          </table:table-cell>
          <table:table-cell office:value-type="string">
            <text:p>10:06Fv</text:p>
          </table:table-cell>
          <table:table-cell office:value-type="string">
            <text:p>11:01v</text:p>
          </table:table-cell>
          <table:table-cell office:value-type="string">
            <text:p>11:56v</text:p>
          </table:table-cell>
          <table:table-cell office:value-type="string">
            <text:p>13:06Fv</text:p>
          </table:table-cell>
          <table:table-cell office:value-type="string">
            <text:p>14:01v</text:p>
          </table:table-cell>
          <table:table-cell office:value-type="string">
            <text:p>14:56v</text:p>
          </table:table-cell>
          <table:table-cell office:value-type="string">
            <text:p>16:06Fv</text:p>
          </table:table-cell>
          <table:table-cell office:value-type="string">
            <text:p>17:01v</text:p>
          </table:table-cell>
          <table:table-cell office:value-type="string">
            <text:p>17:56v</text:p>
          </table:table-cell>
          <table:table-cell office:value-type="string">
            <text:p>18:56v</text:p>
          </table:table-cell>
          <table:table-cell office:value-type="string">
            <text:p>19:56v</text:p>
          </table:table-cell>
          <table:table-cell office:value-type="string">
            <text:p>20:56v</text:p>
          </table:table-cell>
          <table:table-cell office:value-type="string">
            <text:p>21:56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Wilkowo</text:p>
          </table:table-cell>
          <table:table-cell office:value-type="string">
            <text:p>6:17v</text:p>
          </table:table-cell>
          <table:table-cell office:value-type="string">
            <text:p>6:57v</text:p>
          </table:table-cell>
          <table:table-cell office:value-type="string">
            <text:p>7:57v</text:p>
          </table:table-cell>
          <table:table-cell office:value-type="string">
            <text:p>8:57v</text:p>
          </table:table-cell>
          <table:table-cell office:value-type="string">
            <text:p>10:07Fv</text:p>
          </table:table-cell>
          <table:table-cell office:value-type="string">
            <text:p>11:02v</text:p>
          </table:table-cell>
          <table:table-cell office:value-type="string">
            <text:p>11:57v</text:p>
          </table:table-cell>
          <table:table-cell office:value-type="string">
            <text:p>13:07Fv</text:p>
          </table:table-cell>
          <table:table-cell office:value-type="string">
            <text:p>14:02v</text:p>
          </table:table-cell>
          <table:table-cell office:value-type="string">
            <text:p>14:57v</text:p>
          </table:table-cell>
          <table:table-cell office:value-type="string">
            <text:p>16:07Fv</text:p>
          </table:table-cell>
          <table:table-cell office:value-type="string">
            <text:p>17:02v</text:p>
          </table:table-cell>
          <table:table-cell office:value-type="string">
            <text:p>17:57v</text:p>
          </table:table-cell>
          <table:table-cell office:value-type="string">
            <text:p>18:57v</text:p>
          </table:table-cell>
          <table:table-cell office:value-type="string">
            <text:p>19:57v</text:p>
          </table:table-cell>
          <table:table-cell office:value-type="string">
            <text:p>20:57v</text:p>
          </table:table-cell>
          <table:table-cell office:value-type="string">
            <text:p>21:57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Gnieźnieńska / Cmentarz</text:p>
          </table:table-cell>
          <table:table-cell office:value-type="string">
            <text:p>6:18v</text:p>
          </table:table-cell>
          <table:table-cell office:value-type="string">
            <text:p>6:58v</text:p>
          </table:table-cell>
          <table:table-cell office:value-type="string">
            <text:p>7:58v</text:p>
          </table:table-cell>
          <table:table-cell office:value-type="string">
            <text:p>8:58v</text:p>
          </table:table-cell>
          <table:table-cell office:value-type="string">
            <text:p>10:08Fv</text:p>
          </table:table-cell>
          <table:table-cell office:value-type="string">
            <text:p>11:03v</text:p>
          </table:table-cell>
          <table:table-cell office:value-type="string">
            <text:p>11:58v</text:p>
          </table:table-cell>
          <table:table-cell office:value-type="string">
            <text:p>13:08Fv</text:p>
          </table:table-cell>
          <table:table-cell office:value-type="string">
            <text:p>14:03v</text:p>
          </table:table-cell>
          <table:table-cell office:value-type="string">
            <text:p>14:58v</text:p>
          </table:table-cell>
          <table:table-cell office:value-type="string">
            <text:p>16:08Fv</text:p>
          </table:table-cell>
          <table:table-cell office:value-type="string">
            <text:p>17:03v</text:p>
          </table:table-cell>
          <table:table-cell office:value-type="string">
            <text:p>17:58v</text:p>
          </table:table-cell>
          <table:table-cell office:value-type="string">
            <text:p>18:58v</text:p>
          </table:table-cell>
          <table:table-cell office:value-type="string">
            <text:p>19:58v</text:p>
          </table:table-cell>
          <table:table-cell office:value-type="string">
            <text:p>20:58v</text:p>
          </table:table-cell>
          <table:table-cell office:value-type="string">
            <text:p>21:58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Gnieźnieńska / Atrium</text:p>
          </table:table-cell>
          <table:table-cell office:value-type="string">
            <text:p>6:19v</text:p>
          </table:table-cell>
          <table:table-cell office:value-type="string">
            <text:p>6:59v</text:p>
          </table:table-cell>
          <table:table-cell office:value-type="string">
            <text:p>7:59v</text:p>
          </table:table-cell>
          <table:table-cell office:value-type="string">
            <text:p>8:59v</text:p>
          </table:table-cell>
          <table:table-cell office:value-type="string">
            <text:p>10:09Fv</text:p>
          </table:table-cell>
          <table:table-cell office:value-type="string">
            <text:p>11:04v</text:p>
          </table:table-cell>
          <table:table-cell office:value-type="string">
            <text:p>11:59v</text:p>
          </table:table-cell>
          <table:table-cell office:value-type="string">
            <text:p>13:09Fv</text:p>
          </table:table-cell>
          <table:table-cell office:value-type="string">
            <text:p>14:04v</text:p>
          </table:table-cell>
          <table:table-cell office:value-type="string">
            <text:p>14:59v</text:p>
          </table:table-cell>
          <table:table-cell office:value-type="string">
            <text:p>16:09Fv</text:p>
          </table:table-cell>
          <table:table-cell office:value-type="string">
            <text:p>17:04v</text:p>
          </table:table-cell>
          <table:table-cell office:value-type="string">
            <text:p>17:59v</text:p>
          </table:table-cell>
          <table:table-cell office:value-type="string">
            <text:p>18:59v</text:p>
          </table:table-cell>
          <table:table-cell office:value-type="string">
            <text:p>19:59v</text:p>
          </table:table-cell>
          <table:table-cell office:value-type="string">
            <text:p>20:59v</text:p>
          </table:table-cell>
          <table:table-cell office:value-type="string">
            <text:p>21:59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Gnieźnieńska / 4 Marca</text:p>
          </table:table-cell>
          <table:table-cell office:value-type="string">
            <text:p>6:20v</text:p>
          </table:table-cell>
          <table:table-cell office:value-type="string">
            <text:p>7:00v</text:p>
          </table:table-cell>
          <table:table-cell office:value-type="string">
            <text:p>8:00v</text:p>
          </table:table-cell>
          <table:table-cell office:value-type="string">
            <text:p>9:00v</text:p>
          </table:table-cell>
          <table:table-cell office:value-type="string">
            <text:p>10:10Fv</text:p>
          </table:table-cell>
          <table:table-cell office:value-type="string">
            <text:p>11:05v</text:p>
          </table:table-cell>
          <table:table-cell office:value-type="string">
            <text:p>12:00v</text:p>
          </table:table-cell>
          <table:table-cell office:value-type="string">
            <text:p>13:10Fv</text:p>
          </table:table-cell>
          <table:table-cell office:value-type="string">
            <text:p>14:05v</text:p>
          </table:table-cell>
          <table:table-cell office:value-type="string">
            <text:p>15:00v</text:p>
          </table:table-cell>
          <table:table-cell office:value-type="string">
            <text:p>16:10Fv</text:p>
          </table:table-cell>
          <table:table-cell office:value-type="string">
            <text:p>17:05v</text:p>
          </table:table-cell>
          <table:table-cell office:value-type="string">
            <text:p>18:00v</text:p>
          </table:table-cell>
          <table:table-cell office:value-type="string">
            <text:p>19:00v</text:p>
          </table:table-cell>
          <table:table-cell office:value-type="string">
            <text:p>20:00v</text:p>
          </table:table-cell>
          <table:table-cell office:value-type="string">
            <text:p>21:00v</text:p>
          </table:table-cell>
          <table:table-cell office:value-type="string">
            <text:p>22:00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Gnieźnieńska / Modrzejewskiej</text:p>
          </table:table-cell>
          <table:table-cell office:value-type="string">
            <text:p>6:21v</text:p>
          </table:table-cell>
          <table:table-cell office:value-type="string">
            <text:p>7:01v</text:p>
          </table:table-cell>
          <table:table-cell office:value-type="string">
            <text:p>8:01v</text:p>
          </table:table-cell>
          <table:table-cell office:value-type="string">
            <text:p>9:01v</text:p>
          </table:table-cell>
          <table:table-cell office:value-type="string">
            <text:p>10:11Fv</text:p>
          </table:table-cell>
          <table:table-cell office:value-type="string">
            <text:p>11:06v</text:p>
          </table:table-cell>
          <table:table-cell office:value-type="string">
            <text:p>12:01v</text:p>
          </table:table-cell>
          <table:table-cell office:value-type="string">
            <text:p>13:11Fv</text:p>
          </table:table-cell>
          <table:table-cell office:value-type="string">
            <text:p>14:06v</text:p>
          </table:table-cell>
          <table:table-cell office:value-type="string">
            <text:p>15:01v</text:p>
          </table:table-cell>
          <table:table-cell office:value-type="string">
            <text:p>16:11Fv</text:p>
          </table:table-cell>
          <table:table-cell office:value-type="string">
            <text:p>17:06v</text:p>
          </table:table-cell>
          <table:table-cell office:value-type="string">
            <text:p>18:01v</text:p>
          </table:table-cell>
          <table:table-cell office:value-type="string">
            <text:p>19:01v</text:p>
          </table:table-cell>
          <table:table-cell office:value-type="string">
            <text:p>20:01v</text:p>
          </table:table-cell>
          <table:table-cell office:value-type="string">
            <text:p>21:01v</text:p>
          </table:table-cell>
          <table:table-cell office:value-type="string">
            <text:p>22:01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I Maja / Andersa</text:p>
          </table:table-cell>
          <table:table-cell office:value-type="string">
            <text:p>6:23v</text:p>
          </table:table-cell>
          <table:table-cell office:value-type="string">
            <text:p>7:03v</text:p>
          </table:table-cell>
          <table:table-cell office:value-type="string">
            <text:p>8:03v</text:p>
          </table:table-cell>
          <table:table-cell office:value-type="string">
            <text:p>9:03v</text:p>
          </table:table-cell>
          <table:table-cell office:value-type="string">
            <text:p>10:13Fv</text:p>
          </table:table-cell>
          <table:table-cell office:value-type="string">
            <text:p>11:08v</text:p>
          </table:table-cell>
          <table:table-cell office:value-type="string">
            <text:p>12:03v</text:p>
          </table:table-cell>
          <table:table-cell office:value-type="string">
            <text:p>13:13Fv</text:p>
          </table:table-cell>
          <table:table-cell office:value-type="string">
            <text:p>14:08v</text:p>
          </table:table-cell>
          <table:table-cell office:value-type="string">
            <text:p>15:03v</text:p>
          </table:table-cell>
          <table:table-cell office:value-type="string">
            <text:p>16:13Fv</text:p>
          </table:table-cell>
          <table:table-cell office:value-type="string">
            <text:p>17:08v</text:p>
          </table:table-cell>
          <table:table-cell office:value-type="string">
            <text:p>18:03v</text:p>
          </table:table-cell>
          <table:table-cell office:value-type="string">
            <text:p>19:03v</text:p>
          </table:table-cell>
          <table:table-cell office:value-type="string">
            <text:p>20:03v</text:p>
          </table:table-cell>
          <table:table-cell office:value-type="string">
            <text:p>21:03v</text:p>
          </table:table-cell>
          <table:table-cell office:value-type="string">
            <text:p>22:03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6:24v</text:p>
          </table:table-cell>
          <table:table-cell office:value-type="string">
            <text:p>7:04v</text:p>
          </table:table-cell>
          <table:table-cell office:value-type="string">
            <text:p>8:04v</text:p>
          </table:table-cell>
          <table:table-cell office:value-type="string">
            <text:p>9:04v</text:p>
          </table:table-cell>
          <table:table-cell office:value-type="string">
            <text:p>10:14Fv</text:p>
          </table:table-cell>
          <table:table-cell office:value-type="string">
            <text:p>11:09v</text:p>
          </table:table-cell>
          <table:table-cell office:value-type="string">
            <text:p>12:04v</text:p>
          </table:table-cell>
          <table:table-cell office:value-type="string">
            <text:p>13:14Fv</text:p>
          </table:table-cell>
          <table:table-cell office:value-type="string">
            <text:p>14:09v</text:p>
          </table:table-cell>
          <table:table-cell office:value-type="string">
            <text:p>15:04v</text:p>
          </table:table-cell>
          <table:table-cell office:value-type="string">
            <text:p>16:14Fv</text:p>
          </table:table-cell>
          <table:table-cell office:value-type="string">
            <text:p>17:09v</text:p>
          </table:table-cell>
          <table:table-cell office:value-type="string">
            <text:p>18:04v</text:p>
          </table:table-cell>
          <table:table-cell office:value-type="string">
            <text:p>19:04v</text:p>
          </table:table-cell>
          <table:table-cell office:value-type="string">
            <text:p>20:04v</text:p>
          </table:table-cell>
          <table:table-cell office:value-type="string">
            <text:p>21:04v</text:p>
          </table:table-cell>
          <table:table-cell office:value-type="string">
            <text:p>22:04v</text:p>
          </table:table-cell>
          <table:table-cell table:number-columns-repeated="1006"/>
        </table:table-row>
        <table:table-row table:style-name="ro1">
          <table:table-cell table:style-name="Default" office:value-type="string">
            <text:p>Dworzec PKP / Bank</text:p>
          </table:table-cell>
          <table:table-cell table:style-name="Default" table:number-columns-repeated="3"/>
          <table:table-cell/>
          <table:table-cell office:value-type="string">
            <text:p>10:16Fv</text:p>
          </table:table-cell>
          <table:table-cell/>
          <table:table-cell table:style-name="Default"/>
          <table:table-cell office:value-type="string">
            <text:p>13:16Fv</text:p>
          </table:table-cell>
          <table:table-cell table:style-name="Default" table:number-columns-repeated="2"/>
          <table:table-cell office:value-type="string">
            <text:p>16:16F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rska / Bohaterów Warszawy</text:p>
          </table:table-cell>
          <table:table-cell table:style-name="Default" table:number-columns-repeated="3"/>
          <table:table-cell/>
          <table:table-cell office:value-type="string">
            <text:p>10:18Fv</text:p>
          </table:table-cell>
          <table:table-cell/>
          <table:table-cell table:style-name="Default"/>
          <table:table-cell office:value-type="string">
            <text:p>13:18Fv</text:p>
          </table:table-cell>
          <table:table-cell table:style-name="Default" table:number-columns-repeated="2"/>
          <table:table-cell office:value-type="string">
            <text:p>16:18F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Energetyków / Morska</text:p>
          </table:table-cell>
          <table:table-cell table:style-name="Default" table:number-columns-repeated="3"/>
          <table:table-cell/>
          <table:table-cell office:value-type="string">
            <text:p>10:20Fv</text:p>
          </table:table-cell>
          <table:table-cell/>
          <table:table-cell table:style-name="Default"/>
          <table:table-cell office:value-type="string">
            <text:p>13:20Fv</text:p>
          </table:table-cell>
          <table:table-cell table:style-name="Default" table:number-columns-repeated="2"/>
          <table:table-cell office:value-type="string">
            <text:p>16:20Fv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table:style-name="Default" table:number-columns-repeated="3"/>
          <table:table-cell/>
          <table:table-cell office:value-type="string">
            <text:p>10:21Fv</text:p>
          </table:table-cell>
          <table:table-cell/>
          <table:table-cell table:style-name="Default"/>
          <table:table-cell office:value-type="string">
            <text:p>13:21Fv</text:p>
          </table:table-cell>
          <table:table-cell table:style-name="Default" table:number-columns-repeated="2"/>
          <table:table-cell office:value-type="string">
            <text:p>16:21Fv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Bonin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Bonin / Szkoł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Familijn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Kretomino / Porzeczkow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aduszka / Kaczeńców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aduszka</text:p>
          </table:table-cell>
          <table:table-cell office:value-type="string">
            <text:p>6:50v</text:p>
          </table:table-cell>
          <table:table-cell office:value-type="string">
            <text:p>7:50v</text:p>
          </table:table-cell>
          <table:table-cell office:value-type="string">
            <text:p>8:50v</text:p>
          </table:table-cell>
          <table:table-cell office:value-type="string">
            <text:p>10:00Fv</text:p>
          </table:table-cell>
          <table:table-cell office:value-type="string">
            <text:p>10:55v</text:p>
          </table:table-cell>
          <table:table-cell office:value-type="string">
            <text:p>11:50v</text:p>
          </table:table-cell>
          <table:table-cell office:value-type="string">
            <text:p>13:00Fv</text:p>
          </table:table-cell>
          <table:table-cell office:value-type="string">
            <text:p>13:55v</text:p>
          </table:table-cell>
          <table:table-cell office:value-type="string">
            <text:p>14:50v</text:p>
          </table:table-cell>
          <table:table-cell office:value-type="string">
            <text:p>16:00Fv</text:p>
          </table:table-cell>
          <table:table-cell office:value-type="string">
            <text:p>16:55v</text:p>
          </table:table-cell>
          <table:table-cell office:value-type="string">
            <text:p>17:50v</text:p>
          </table:table-cell>
          <table:table-cell office:value-type="string">
            <text:p>18:50v</text:p>
          </table:table-cell>
          <table:table-cell office:value-type="string">
            <text:p>19:50v</text:p>
          </table:table-cell>
          <table:table-cell office:value-type="string">
            <text:p>20:50v</text:p>
          </table:table-cell>
          <table:table-cell office:value-type="string">
            <text:p>21:50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Raduszka / Konwalii</text:p>
          </table:table-cell>
          <table:table-cell office:value-type="string">
            <text:p>6:51v</text:p>
          </table:table-cell>
          <table:table-cell office:value-type="string">
            <text:p>7:51v</text:p>
          </table:table-cell>
          <table:table-cell office:value-type="string">
            <text:p>8:51v</text:p>
          </table:table-cell>
          <table:table-cell office:value-type="string">
            <text:p>10:01Fv</text:p>
          </table:table-cell>
          <table:table-cell office:value-type="string">
            <text:p>10:56v</text:p>
          </table:table-cell>
          <table:table-cell office:value-type="string">
            <text:p>11:51v</text:p>
          </table:table-cell>
          <table:table-cell office:value-type="string">
            <text:p>13:01Fv</text:p>
          </table:table-cell>
          <table:table-cell office:value-type="string">
            <text:p>13:56v</text:p>
          </table:table-cell>
          <table:table-cell office:value-type="string">
            <text:p>14:51v</text:p>
          </table:table-cell>
          <table:table-cell office:value-type="string">
            <text:p>16:01Fv</text:p>
          </table:table-cell>
          <table:table-cell office:value-type="string">
            <text:p>16:56v</text:p>
          </table:table-cell>
          <table:table-cell office:value-type="string">
            <text:p>17:51v</text:p>
          </table:table-cell>
          <table:table-cell office:value-type="string">
            <text:p>18:51v</text:p>
          </table:table-cell>
          <table:table-cell office:value-type="string">
            <text:p>19:51v</text:p>
          </table:table-cell>
          <table:table-cell office:value-type="string">
            <text:p>20:51v</text:p>
          </table:table-cell>
          <table:table-cell office:value-type="string">
            <text:p>21:51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Kretomino / Agrestowa</text:p>
          </table:table-cell>
          <table:table-cell office:value-type="string">
            <text:p>6:52v</text:p>
          </table:table-cell>
          <table:table-cell office:value-type="string">
            <text:p>7:52v</text:p>
          </table:table-cell>
          <table:table-cell office:value-type="string">
            <text:p>8:52v</text:p>
          </table:table-cell>
          <table:table-cell office:value-type="string">
            <text:p>10:02Fv</text:p>
          </table:table-cell>
          <table:table-cell office:value-type="string">
            <text:p>10:57v</text:p>
          </table:table-cell>
          <table:table-cell office:value-type="string">
            <text:p>11:52v</text:p>
          </table:table-cell>
          <table:table-cell office:value-type="string">
            <text:p>13:02Fv</text:p>
          </table:table-cell>
          <table:table-cell office:value-type="string">
            <text:p>13:57v</text:p>
          </table:table-cell>
          <table:table-cell office:value-type="string">
            <text:p>14:52v</text:p>
          </table:table-cell>
          <table:table-cell office:value-type="string">
            <text:p>16:02Fv</text:p>
          </table:table-cell>
          <table:table-cell office:value-type="string">
            <text:p>16:57v</text:p>
          </table:table-cell>
          <table:table-cell office:value-type="string">
            <text:p>17:52v</text:p>
          </table:table-cell>
          <table:table-cell office:value-type="string">
            <text:p>18:52v</text:p>
          </table:table-cell>
          <table:table-cell office:value-type="string">
            <text:p>19:52v</text:p>
          </table:table-cell>
          <table:table-cell office:value-type="string">
            <text:p>20:52v</text:p>
          </table:table-cell>
          <table:table-cell office:value-type="string">
            <text:p>21:52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Kretomino / Kościelna</text:p>
          </table:table-cell>
          <table:table-cell office:value-type="string">
            <text:p>6:53v</text:p>
          </table:table-cell>
          <table:table-cell office:value-type="string">
            <text:p>7:53v</text:p>
          </table:table-cell>
          <table:table-cell office:value-type="string">
            <text:p>8:53v</text:p>
          </table:table-cell>
          <table:table-cell office:value-type="string">
            <text:p>10:03Fv</text:p>
          </table:table-cell>
          <table:table-cell office:value-type="string">
            <text:p>10:58v</text:p>
          </table:table-cell>
          <table:table-cell office:value-type="string">
            <text:p>11:53v</text:p>
          </table:table-cell>
          <table:table-cell office:value-type="string">
            <text:p>13:03Fv</text:p>
          </table:table-cell>
          <table:table-cell office:value-type="string">
            <text:p>13:58v</text:p>
          </table:table-cell>
          <table:table-cell office:value-type="string">
            <text:p>14:53v</text:p>
          </table:table-cell>
          <table:table-cell office:value-type="string">
            <text:p>16:03Fv</text:p>
          </table:table-cell>
          <table:table-cell office:value-type="string">
            <text:p>16:58v</text:p>
          </table:table-cell>
          <table:table-cell office:value-type="string">
            <text:p>17:53v</text:p>
          </table:table-cell>
          <table:table-cell office:value-type="string">
            <text:p>18:53v</text:p>
          </table:table-cell>
          <table:table-cell office:value-type="string">
            <text:p>19:53v</text:p>
          </table:table-cell>
          <table:table-cell office:value-type="string">
            <text:p>20:53v</text:p>
          </table:table-cell>
          <table:table-cell office:value-type="string">
            <text:p>21:53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Kretomino / Skrzyżowanie</text:p>
          </table:table-cell>
          <table:table-cell office:value-type="string">
            <text:p>6:54v</text:p>
          </table:table-cell>
          <table:table-cell office:value-type="string">
            <text:p>7:54v</text:p>
          </table:table-cell>
          <table:table-cell office:value-type="string">
            <text:p>8:54v</text:p>
          </table:table-cell>
          <table:table-cell office:value-type="string">
            <text:p>10:04Fv</text:p>
          </table:table-cell>
          <table:table-cell office:value-type="string">
            <text:p>10:59v</text:p>
          </table:table-cell>
          <table:table-cell office:value-type="string">
            <text:p>11:54v</text:p>
          </table:table-cell>
          <table:table-cell office:value-type="string">
            <text:p>13:04Fv</text:p>
          </table:table-cell>
          <table:table-cell office:value-type="string">
            <text:p>13:59v</text:p>
          </table:table-cell>
          <table:table-cell office:value-type="string">
            <text:p>14:54v</text:p>
          </table:table-cell>
          <table:table-cell office:value-type="string">
            <text:p>16:04Fv</text:p>
          </table:table-cell>
          <table:table-cell office:value-type="string">
            <text:p>16:59v</text:p>
          </table:table-cell>
          <table:table-cell office:value-type="string">
            <text:p>17:54v</text:p>
          </table:table-cell>
          <table:table-cell office:value-type="string">
            <text:p>18:54v</text:p>
          </table:table-cell>
          <table:table-cell office:value-type="string">
            <text:p>19:54v</text:p>
          </table:table-cell>
          <table:table-cell office:value-type="string">
            <text:p>20:54v</text:p>
          </table:table-cell>
          <table:table-cell office:value-type="string">
            <text:p>21:54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Kretomino</text:p>
          </table:table-cell>
          <table:table-cell office:value-type="string">
            <text:p>6:55v</text:p>
          </table:table-cell>
          <table:table-cell office:value-type="string">
            <text:p>7:55v</text:p>
          </table:table-cell>
          <table:table-cell office:value-type="string">
            <text:p>8:55v</text:p>
          </table:table-cell>
          <table:table-cell office:value-type="string">
            <text:p>10:05Fv</text:p>
          </table:table-cell>
          <table:table-cell office:value-type="string">
            <text:p>11:00v</text:p>
          </table:table-cell>
          <table:table-cell office:value-type="string">
            <text:p>11:55v</text:p>
          </table:table-cell>
          <table:table-cell office:value-type="string">
            <text:p>13:05Fv</text:p>
          </table:table-cell>
          <table:table-cell office:value-type="string">
            <text:p>14:00v</text:p>
          </table:table-cell>
          <table:table-cell office:value-type="string">
            <text:p>14:55v</text:p>
          </table:table-cell>
          <table:table-cell office:value-type="string">
            <text:p>16:05Fv</text:p>
          </table:table-cell>
          <table:table-cell office:value-type="string">
            <text:p>17:00v</text:p>
          </table:table-cell>
          <table:table-cell office:value-type="string">
            <text:p>17:55v</text:p>
          </table:table-cell>
          <table:table-cell office:value-type="string">
            <text:p>18:55v</text:p>
          </table:table-cell>
          <table:table-cell office:value-type="string">
            <text:p>19:55v</text:p>
          </table:table-cell>
          <table:table-cell office:value-type="string">
            <text:p>20:55v</text:p>
          </table:table-cell>
          <table:table-cell office:value-type="string">
            <text:p>21:55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Diamentowa</text:p>
          </table:table-cell>
          <table:table-cell office:value-type="string">
            <text:p>6:56v</text:p>
          </table:table-cell>
          <table:table-cell office:value-type="string">
            <text:p>7:56v</text:p>
          </table:table-cell>
          <table:table-cell office:value-type="string">
            <text:p>8:56v</text:p>
          </table:table-cell>
          <table:table-cell office:value-type="string">
            <text:p>10:06Fv</text:p>
          </table:table-cell>
          <table:table-cell office:value-type="string">
            <text:p>11:01v</text:p>
          </table:table-cell>
          <table:table-cell office:value-type="string">
            <text:p>11:56v</text:p>
          </table:table-cell>
          <table:table-cell office:value-type="string">
            <text:p>13:06Fv</text:p>
          </table:table-cell>
          <table:table-cell office:value-type="string">
            <text:p>14:01v</text:p>
          </table:table-cell>
          <table:table-cell office:value-type="string">
            <text:p>14:56v</text:p>
          </table:table-cell>
          <table:table-cell office:value-type="string">
            <text:p>16:06Fv</text:p>
          </table:table-cell>
          <table:table-cell office:value-type="string">
            <text:p>17:01v</text:p>
          </table:table-cell>
          <table:table-cell office:value-type="string">
            <text:p>17:56v</text:p>
          </table:table-cell>
          <table:table-cell office:value-type="string">
            <text:p>18:56v</text:p>
          </table:table-cell>
          <table:table-cell office:value-type="string">
            <text:p>19:56v</text:p>
          </table:table-cell>
          <table:table-cell office:value-type="string">
            <text:p>20:56v</text:p>
          </table:table-cell>
          <table:table-cell office:value-type="string">
            <text:p>21:56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Wilkowo</text:p>
          </table:table-cell>
          <table:table-cell office:value-type="string">
            <text:p>6:57v</text:p>
          </table:table-cell>
          <table:table-cell office:value-type="string">
            <text:p>7:57v</text:p>
          </table:table-cell>
          <table:table-cell office:value-type="string">
            <text:p>8:57v</text:p>
          </table:table-cell>
          <table:table-cell office:value-type="string">
            <text:p>10:07Fv</text:p>
          </table:table-cell>
          <table:table-cell office:value-type="string">
            <text:p>11:02v</text:p>
          </table:table-cell>
          <table:table-cell office:value-type="string">
            <text:p>11:57v</text:p>
          </table:table-cell>
          <table:table-cell office:value-type="string">
            <text:p>13:07Fv</text:p>
          </table:table-cell>
          <table:table-cell office:value-type="string">
            <text:p>14:02v</text:p>
          </table:table-cell>
          <table:table-cell office:value-type="string">
            <text:p>14:57v</text:p>
          </table:table-cell>
          <table:table-cell office:value-type="string">
            <text:p>16:07Fv</text:p>
          </table:table-cell>
          <table:table-cell office:value-type="string">
            <text:p>17:02v</text:p>
          </table:table-cell>
          <table:table-cell office:value-type="string">
            <text:p>17:57v</text:p>
          </table:table-cell>
          <table:table-cell office:value-type="string">
            <text:p>18:57v</text:p>
          </table:table-cell>
          <table:table-cell office:value-type="string">
            <text:p>19:57v</text:p>
          </table:table-cell>
          <table:table-cell office:value-type="string">
            <text:p>20:57v</text:p>
          </table:table-cell>
          <table:table-cell office:value-type="string">
            <text:p>21:57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Cmentarz</text:p>
          </table:table-cell>
          <table:table-cell office:value-type="string">
            <text:p>6:58v</text:p>
          </table:table-cell>
          <table:table-cell office:value-type="string">
            <text:p>7:58v</text:p>
          </table:table-cell>
          <table:table-cell office:value-type="string">
            <text:p>8:58v</text:p>
          </table:table-cell>
          <table:table-cell office:value-type="string">
            <text:p>10:08Fv</text:p>
          </table:table-cell>
          <table:table-cell office:value-type="string">
            <text:p>11:03v</text:p>
          </table:table-cell>
          <table:table-cell office:value-type="string">
            <text:p>11:58v</text:p>
          </table:table-cell>
          <table:table-cell office:value-type="string">
            <text:p>13:08Fv</text:p>
          </table:table-cell>
          <table:table-cell office:value-type="string">
            <text:p>14:03v</text:p>
          </table:table-cell>
          <table:table-cell office:value-type="string">
            <text:p>14:58v</text:p>
          </table:table-cell>
          <table:table-cell office:value-type="string">
            <text:p>16:08Fv</text:p>
          </table:table-cell>
          <table:table-cell office:value-type="string">
            <text:p>17:03v</text:p>
          </table:table-cell>
          <table:table-cell office:value-type="string">
            <text:p>17:58v</text:p>
          </table:table-cell>
          <table:table-cell office:value-type="string">
            <text:p>18:58v</text:p>
          </table:table-cell>
          <table:table-cell office:value-type="string">
            <text:p>19:58v</text:p>
          </table:table-cell>
          <table:table-cell office:value-type="string">
            <text:p>20:58v</text:p>
          </table:table-cell>
          <table:table-cell office:value-type="string">
            <text:p>21:58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Atrium</text:p>
          </table:table-cell>
          <table:table-cell office:value-type="string">
            <text:p>6:59v</text:p>
          </table:table-cell>
          <table:table-cell office:value-type="string">
            <text:p>7:59v</text:p>
          </table:table-cell>
          <table:table-cell office:value-type="string">
            <text:p>8:59v</text:p>
          </table:table-cell>
          <table:table-cell office:value-type="string">
            <text:p>10:09Fv</text:p>
          </table:table-cell>
          <table:table-cell office:value-type="string">
            <text:p>11:04v</text:p>
          </table:table-cell>
          <table:table-cell office:value-type="string">
            <text:p>11:59v</text:p>
          </table:table-cell>
          <table:table-cell office:value-type="string">
            <text:p>13:09Fv</text:p>
          </table:table-cell>
          <table:table-cell office:value-type="string">
            <text:p>14:04v</text:p>
          </table:table-cell>
          <table:table-cell office:value-type="string">
            <text:p>14:59v</text:p>
          </table:table-cell>
          <table:table-cell office:value-type="string">
            <text:p>16:09Fv</text:p>
          </table:table-cell>
          <table:table-cell office:value-type="string">
            <text:p>17:04v</text:p>
          </table:table-cell>
          <table:table-cell office:value-type="string">
            <text:p>17:59v</text:p>
          </table:table-cell>
          <table:table-cell office:value-type="string">
            <text:p>18:59v</text:p>
          </table:table-cell>
          <table:table-cell office:value-type="string">
            <text:p>19:59v</text:p>
          </table:table-cell>
          <table:table-cell office:value-type="string">
            <text:p>20:59v</text:p>
          </table:table-cell>
          <table:table-cell office:value-type="string">
            <text:p>21:59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4 Marca</text:p>
          </table:table-cell>
          <table:table-cell office:value-type="string">
            <text:p>7:00v</text:p>
          </table:table-cell>
          <table:table-cell office:value-type="string">
            <text:p>8:00v</text:p>
          </table:table-cell>
          <table:table-cell office:value-type="string">
            <text:p>9:00v</text:p>
          </table:table-cell>
          <table:table-cell office:value-type="string">
            <text:p>10:10Fv</text:p>
          </table:table-cell>
          <table:table-cell office:value-type="string">
            <text:p>11:05v</text:p>
          </table:table-cell>
          <table:table-cell office:value-type="string">
            <text:p>12:00v</text:p>
          </table:table-cell>
          <table:table-cell office:value-type="string">
            <text:p>13:10Fv</text:p>
          </table:table-cell>
          <table:table-cell office:value-type="string">
            <text:p>14:05v</text:p>
          </table:table-cell>
          <table:table-cell office:value-type="string">
            <text:p>15:00v</text:p>
          </table:table-cell>
          <table:table-cell office:value-type="string">
            <text:p>16:10Fv</text:p>
          </table:table-cell>
          <table:table-cell office:value-type="string">
            <text:p>17:05v</text:p>
          </table:table-cell>
          <table:table-cell office:value-type="string">
            <text:p>18:00v</text:p>
          </table:table-cell>
          <table:table-cell office:value-type="string">
            <text:p>19:00v</text:p>
          </table:table-cell>
          <table:table-cell office:value-type="string">
            <text:p>20:00v</text:p>
          </table:table-cell>
          <table:table-cell office:value-type="string">
            <text:p>21:00v</text:p>
          </table:table-cell>
          <table:table-cell office:value-type="string">
            <text:p>22:00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Gnieźnieńska / Modrzejewskiej</text:p>
          </table:table-cell>
          <table:table-cell office:value-type="string">
            <text:p>7:01v</text:p>
          </table:table-cell>
          <table:table-cell office:value-type="string">
            <text:p>8:01v</text:p>
          </table:table-cell>
          <table:table-cell office:value-type="string">
            <text:p>9:01v</text:p>
          </table:table-cell>
          <table:table-cell office:value-type="string">
            <text:p>10:11Fv</text:p>
          </table:table-cell>
          <table:table-cell office:value-type="string">
            <text:p>11:06v</text:p>
          </table:table-cell>
          <table:table-cell office:value-type="string">
            <text:p>12:01v</text:p>
          </table:table-cell>
          <table:table-cell office:value-type="string">
            <text:p>13:11Fv</text:p>
          </table:table-cell>
          <table:table-cell office:value-type="string">
            <text:p>14:06v</text:p>
          </table:table-cell>
          <table:table-cell office:value-type="string">
            <text:p>15:01v</text:p>
          </table:table-cell>
          <table:table-cell office:value-type="string">
            <text:p>16:11Fv</text:p>
          </table:table-cell>
          <table:table-cell office:value-type="string">
            <text:p>17:06v</text:p>
          </table:table-cell>
          <table:table-cell office:value-type="string">
            <text:p>18:01v</text:p>
          </table:table-cell>
          <table:table-cell office:value-type="string">
            <text:p>19:01v</text:p>
          </table:table-cell>
          <table:table-cell office:value-type="string">
            <text:p>20:01v</text:p>
          </table:table-cell>
          <table:table-cell office:value-type="string">
            <text:p>21:01v</text:p>
          </table:table-cell>
          <table:table-cell office:value-type="string">
            <text:p>22:01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I Maja / Andersa</text:p>
          </table:table-cell>
          <table:table-cell office:value-type="string">
            <text:p>7:03v</text:p>
          </table:table-cell>
          <table:table-cell office:value-type="string">
            <text:p>8:03v</text:p>
          </table:table-cell>
          <table:table-cell office:value-type="string">
            <text:p>9:03v</text:p>
          </table:table-cell>
          <table:table-cell office:value-type="string">
            <text:p>10:13Fv</text:p>
          </table:table-cell>
          <table:table-cell office:value-type="string">
            <text:p>11:08v</text:p>
          </table:table-cell>
          <table:table-cell office:value-type="string">
            <text:p>12:03v</text:p>
          </table:table-cell>
          <table:table-cell office:value-type="string">
            <text:p>13:13Fv</text:p>
          </table:table-cell>
          <table:table-cell office:value-type="string">
            <text:p>14:08v</text:p>
          </table:table-cell>
          <table:table-cell office:value-type="string">
            <text:p>15:03v</text:p>
          </table:table-cell>
          <table:table-cell office:value-type="string">
            <text:p>16:13Fv</text:p>
          </table:table-cell>
          <table:table-cell office:value-type="string">
            <text:p>17:08v</text:p>
          </table:table-cell>
          <table:table-cell office:value-type="string">
            <text:p>18:03v</text:p>
          </table:table-cell>
          <table:table-cell office:value-type="string">
            <text:p>19:03v</text:p>
          </table:table-cell>
          <table:table-cell office:value-type="string">
            <text:p>20:03v</text:p>
          </table:table-cell>
          <table:table-cell office:value-type="string">
            <text:p>21:03v</text:p>
          </table:table-cell>
          <table:table-cell office:value-type="string">
            <text:p>22:03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7:04v</text:p>
          </table:table-cell>
          <table:table-cell office:value-type="string">
            <text:p>8:04v</text:p>
          </table:table-cell>
          <table:table-cell office:value-type="string">
            <text:p>9:04v</text:p>
          </table:table-cell>
          <table:table-cell office:value-type="string">
            <text:p>10:14Fv</text:p>
          </table:table-cell>
          <table:table-cell office:value-type="string">
            <text:p>11:09v</text:p>
          </table:table-cell>
          <table:table-cell office:value-type="string">
            <text:p>12:04v</text:p>
          </table:table-cell>
          <table:table-cell office:value-type="string">
            <text:p>13:14Fv</text:p>
          </table:table-cell>
          <table:table-cell office:value-type="string">
            <text:p>14:09v</text:p>
          </table:table-cell>
          <table:table-cell office:value-type="string">
            <text:p>15:04v</text:p>
          </table:table-cell>
          <table:table-cell office:value-type="string">
            <text:p>16:14Fv</text:p>
          </table:table-cell>
          <table:table-cell office:value-type="string">
            <text:p>17:09v</text:p>
          </table:table-cell>
          <table:table-cell office:value-type="string">
            <text:p>18:04v</text:p>
          </table:table-cell>
          <table:table-cell office:value-type="string">
            <text:p>19:04v</text:p>
          </table:table-cell>
          <table:table-cell office:value-type="string">
            <text:p>20:04v</text:p>
          </table:table-cell>
          <table:table-cell office:value-type="string">
            <text:p>21:04v</text:p>
          </table:table-cell>
          <table:table-cell office:value-type="string">
            <text:p>22:04v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Dworzec PKP / Bank</text:p>
          </table:table-cell>
          <table:table-cell table:style-name="Default" table:number-columns-repeated="3"/>
          <table:table-cell office:value-type="string">
            <text:p>10:16Fv</text:p>
          </table:table-cell>
          <table:table-cell/>
          <table:table-cell table:style-name="Default"/>
          <table:table-cell office:value-type="string">
            <text:p>13:16Fv</text:p>
          </table:table-cell>
          <table:table-cell table:style-name="Default" table:number-columns-repeated="2"/>
          <table:table-cell office:value-type="string">
            <text:p>16:16F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rska / Bohaterów Warszawy</text:p>
          </table:table-cell>
          <table:table-cell table:style-name="Default" table:number-columns-repeated="3"/>
          <table:table-cell office:value-type="string">
            <text:p>10:18Fv</text:p>
          </table:table-cell>
          <table:table-cell/>
          <table:table-cell table:style-name="Default"/>
          <table:table-cell office:value-type="string">
            <text:p>13:18Fv</text:p>
          </table:table-cell>
          <table:table-cell table:style-name="Default" table:number-columns-repeated="2"/>
          <table:table-cell office:value-type="string">
            <text:p>16:18F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Energetyków / Morska</text:p>
          </table:table-cell>
          <table:table-cell table:style-name="Default" table:number-columns-repeated="3"/>
          <table:table-cell office:value-type="string">
            <text:p>10:20Fv</text:p>
          </table:table-cell>
          <table:table-cell/>
          <table:table-cell table:style-name="Default"/>
          <table:table-cell office:value-type="string">
            <text:p>13:20Fv</text:p>
          </table:table-cell>
          <table:table-cell table:style-name="Default" table:number-columns-repeated="2"/>
          <table:table-cell office:value-type="string">
            <text:p>16:20F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table:style-name="Default" table:number-columns-repeated="3"/>
          <table:table-cell office:value-type="string">
            <text:p>10:21Fv</text:p>
          </table:table-cell>
          <table:table-cell/>
          <table:table-cell table:style-name="Default"/>
          <table:table-cell office:value-type="string">
            <text:p>13:21Fv</text:p>
          </table:table-cell>
          <table:table-cell table:style-name="Default" table:number-columns-repeated="2"/>
          <table:table-cell office:value-type="string">
            <text:p>16:21Fv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6S</meta:editing-duration>
    <meta:editing-cycles>23</meta:editing-cycles>
    <meta:generator>LibreOffice/3.5$Windows_x86 LibreOffice_project/165a79a-7059095-e13bb37-fef39a4-9503d18</meta:generator>
    <dc:date>2012-06-28T17:47:13.83</dc:date>
    <meta:document-statistic meta:table-count="7" meta:cell-count="1743" meta:object-count="0"/>
    <meta:user-defined meta:name="Info 1"/>
    <meta:user-defined meta:name="Info 2"/>
    <meta:user-defined meta:name="Info 3"/>
    <meta:user-defined meta:name="Info 4"/>
  </office:meta>
</office:document-meta>
</file>